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font-size="12pt" officeooo:paragraph-rsid="006088c5"/>
    </style:style>
    <style:style style:name="P2" style:family="paragraph" style:parent-style-name="Preformatted_20_Text">
      <style:paragraph-properties fo:text-align="center" style:justify-single-word="false"/>
      <style:text-properties fo:font-size="12pt" officeooo:rsid="001fc5a3" officeooo:paragraph-rsid="006088c5" style:font-size-asian="12pt" style:font-size-complex="12pt"/>
    </style:style>
    <style:style style:name="P3" style:family="paragraph" style:parent-style-name="Preformatted_20_Text">
      <style:paragraph-properties fo:text-align="end" style:justify-single-word="false"/>
      <style:text-properties fo:font-size="12pt" officeooo:rsid="001fc5a3" officeooo:paragraph-rsid="001fc5a3" style:font-size-asian="12pt" style:font-size-complex="12pt"/>
    </style:style>
    <style:style style:name="P4" style:family="paragraph" style:parent-style-name="Preformatted_20_Text">
      <style:text-properties officeooo:rsid="001fc5a3" officeooo:paragraph-rsid="001fc5a3"/>
    </style:style>
    <style:style style:name="P5" style:family="paragraph" style:parent-style-name="Preformatted_20_Text">
      <style:paragraph-properties fo:text-align="end" style:justify-single-word="false"/>
      <style:text-properties fo:font-size="14pt" officeooo:rsid="001fc5a3" officeooo:paragraph-rsid="001fc5a3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fo:font-size="22pt" officeooo:rsid="001fc5a3" officeooo:paragraph-rsid="001fc5a3" style:font-size-asian="22pt" style:font-size-complex="22pt"/>
    </style:style>
    <style:style style:name="P7" style:family="paragraph" style:parent-style-name="Text_20_body" style:list-style-name="L1">
      <style:paragraph-properties fo:margin-top="0cm" fo:margin-bottom="0.353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normal" officeooo:rsid="006af5e9" officeooo:paragraph-rsid="006af5e9"/>
    </style:style>
    <style:style style:name="P8" style:family="paragraph" style:parent-style-name="Text_20_body" style:list-style-name="L1">
      <style:paragraph-properties fo:margin-top="0cm" fo:margin-bottom="0.353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normal" officeooo:rsid="006af5e9" officeooo:paragraph-rsid="006ba54a"/>
    </style:style>
    <style:style style:name="P9" style:family="paragraph" style:parent-style-name="Text_20_body">
      <style:paragraph-properties fo:margin-top="0cm" fo:margin-bottom="0.353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bold" officeooo:rsid="006be601" officeooo:paragraph-rsid="006be601" style:font-weight-asian="bold" style:font-weight-complex="bold"/>
    </style:style>
    <style:style style:name="P10" style:family="paragraph" style:parent-style-name="Text_20_body">
      <style:paragraph-properties fo:margin-top="0cm" fo:margin-bottom="0.353cm" loext:contextual-spacing="false" style:line-height-at-least="0.706cm" fo:text-align="center" style:justify-single-word="false" fo:orphans="2" fo:widows="2" fo:padding="0cm" fo:border="none"/>
      <style:text-properties fo:font-variant="normal" fo:text-transform="none" fo:color="#333333" style:font-name="Helvetica" fo:font-size="14pt" fo:letter-spacing="normal" fo:font-style="normal" fo:font-weight="bold" officeooo:rsid="006ed549" officeooo:paragraph-rsid="006ed549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normal" officeooo:rsid="006af5e9" officeooo:paragraph-rsid="006af5e9"/>
    </style:style>
    <style:style style:name="P12" style:family="paragraph" style:parent-style-name="Text_20_body">
      <style:paragraph-properties fo:margin-top="0cm" fo:margin-bottom="0cm" loext:contextual-spacing="false" style:line-height-at-least="0.706cm" fo:text-align="center" style:justify-single-word="false" fo:orphans="2" fo:widows="2" fo:padding="0cm" fo:border="none"/>
      <style:text-properties fo:font-variant="normal" fo:text-transform="none" fo:color="#333333" style:font-name="Helvetica" fo:font-size="14pt" fo:letter-spacing="normal" fo:font-style="normal" fo:font-weight="bold" officeooo:rsid="006ed549" officeooo:paragraph-rsid="006ed549" style:font-size-asian="12.25pt" style:font-weight-asian="bold" style:font-size-complex="14pt" style:font-weight-complex="bold"/>
    </style:style>
    <style:style style:name="P13" style:family="paragraph" style:parent-style-name="Preformatted_20_Text">
      <style:text-properties officeooo:rsid="001fc5a3" officeooo:paragraph-rsid="001fc5a3"/>
    </style:style>
    <style:style style:name="P14" style:family="paragraph" style:parent-style-name="Программирование">
      <style:text-properties officeooo:rsid="006ff3e4" officeooo:paragraph-rsid="006ff3e4"/>
    </style:style>
    <style:style style:name="P15" style:family="paragraph" style:parent-style-name="Программирование">
      <style:text-properties officeooo:rsid="007178ea" officeooo:paragraph-rsid="007178ea"/>
    </style:style>
    <style:style style:name="P16" style:family="paragraph" style:parent-style-name="Heading_20_2">
      <style:paragraph-properties fo:text-align="center" style:justify-single-word="false"/>
      <style:text-properties officeooo:paragraph-rsid="006ff3e4"/>
    </style:style>
    <style:style style:name="P17" style:family="paragraph" style:parent-style-name="Heading_20_2">
      <style:paragraph-properties fo:text-align="center" style:justify-single-word="false"/>
      <style:text-properties officeooo:rsid="006ff3e4" officeooo:paragraph-rsid="006ff3e4"/>
    </style:style>
    <style:style style:name="P18" style:family="paragraph" style:parent-style-name="Heading_20_2">
      <style:paragraph-properties fo:text-align="center" style:justify-single-word="false"/>
      <style:text-properties officeooo:rsid="007178ea" officeooo:paragraph-rsid="007178ea"/>
    </style:style>
    <style:style style:name="P19" style:family="paragraph" style:parent-style-name="Heading_20_1">
      <style:paragraph-properties fo:text-align="center" style:justify-single-word="false"/>
      <style:text-properties officeooo:rsid="006ff3e4" officeooo:paragraph-rsid="006ff3e4"/>
    </style:style>
    <style:style style:name="T1" style:family="text">
      <style:text-properties officeooo:rsid="00335e6d"/>
    </style:style>
    <style:style style:name="T2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6088c5" style:font-size-asian="12pt" style:font-size-complex="12pt" loext:padding="0cm" loext:border="none"/>
    </style:style>
    <style:style style:name="T3" style:family="text">
      <style:text-properties officeooo:rsid="001fc5a3" style:font-size-asian="12pt" style:font-size-complex="12pt"/>
    </style:style>
    <style:style style:name="T4" style:family="text">
      <style:text-properties officeooo:rsid="006088c5"/>
    </style:style>
    <style:style style:name="T5" style:family="text">
      <style:text-properties style:font-name="Liberation Mono" officeooo:rsid="001fc5a3" style:font-size-asian="12pt" style:font-size-complex="12pt"/>
    </style:style>
    <style:style style:name="T6" style:family="text">
      <style:text-properties officeooo:rsid="00689e41"/>
    </style:style>
    <style:style style:name="T7" style:family="text">
      <style:text-properties officeooo:rsid="006a6cb2"/>
    </style:style>
    <style:style style:name="T8" style:family="text">
      <style:text-properties officeooo:rsid="006ff3e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Университет ИТМО</text:p>
      <text:p text:style-name="P5">Кафедра вычислительной техники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Лабораторная работа №<text:span text:style-name="T7">6</text:span></text:p>
      <text:p text:style-name="P6">по дисциплине «Программирование»</text:p>
      <text:p text:style-name="P6">Вариант: <text:span text:style-name="T6">900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Выполнил: Юсюмбели Владислав Иванович</text:p>
      <text:p text:style-name="P1"><text:span text:style-name="T3">Проверил:</text:span><text:span text:style-name="T5"> </text:span><text:span text:style-name="T2">Письмак Алексей Евгеньевич</text:span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2"><text:span text:style-name="T1">Санкт—Петербург – </text:span>201<text:span text:style-name="T4">7</text:span>г.</text:p>
      <text:list xml:id="list881700380715846631" text:style-name="L1">
        <text:list-item>
          <text:p text:style-name="P7"><text:soft-page-break/>Для вывода списка объектов должен использоваться компонент (виджет) TreeView.</text:p>
        </text:list-item>
        <text:list-item>
          <text:p text:style-name="P7">Необходимо реализовать возможность сортировки и фильтрации значений в таблице по каждому из столбцов.</text:p>
        </text:list-item>
        <text:list-item>
          <text:p text:style-name="P8">Интерфейс приложения должен использовать layout VBox, и содержать, как минимум, следующие компоненты (виджеты): <text:tab/><text:tab/><text:tab/>ListView</text:p>
          <text:p text:style-name="P8"><text:tab/><text:tab/>ColorPicker<text:tab/></text:p>
          <text:p text:style-name="P8"><text:tab/><text:tab/>FileChooser</text:p>
        </text:list-item>
      </text:list>
      <text:p text:style-name="P11"><text:tab/><text:tab/><text:tab/>Label</text:p>
      <text:list xml:id="list104616826962751" text:continue-numbering="true" text:style-name="L1">
        <text:list-item>
          <text:p text:style-name="P7">Все действия над коллекцией, реализованные в предыдущей лабораторной работе, в новой версии программы должны быть реализованы в виде отдельных кнопок, полей ввода или пунктов меню в интерфейсе (по согласованию с преподавателем).</text:p>
        </text:list-item>
        <text:list-item>
          <text:p text:style-name="P7">При запуске приложения коллекция должна автоматически заполняться значениями из файла. Все операции файлового ввода / вывода должны выполняться в отдельных потоках.</text:p>
        </text:list-item>
      </text:list>
      <text:p text:style-name="P9">Исходный код программы:</text:p>
      <text:p text:style-name="P10">class lab5</text:p>
      <text:p text:style-name="Программирование">import GUI.LoginWindow;</text:p>
      <text:p text:style-name="Программирование">import javafx.application.Application;</text:p>
      <text:p text:style-name="Программирование">import javafx.stage.Stage;</text:p>
      <text:p text:style-name="Программирование">public class lab5 extends Application {</text:p>
      <text:p text:style-name="Программирование"><text:s text:c="4"/>public static void main(String[] args) {</text:p>
      <text:p text:style-name="Программирование"><text:s text:c="8"/>launch(args);</text:p>
      <text:p text:style-name="Программирование"><text:s text:c="4"/>}</text:p>
      <text:p text:style-name="Программирование"><text:s text:c="4"/>@Override</text:p>
      <text:p text:style-name="Программирование"><text:s text:c="4"/>public void start(Stage primaryStage) throws Exception {</text:p>
      <text:p text:style-name="Программирование"><text:s text:c="8"/>new LoginWindow(primaryStage).run();</text:p>
      <text:p text:style-name="Программирование"><text:s text:c="4"/>}</text:p>
      <text:p text:style-name="Программирование">}</text:p>
      <text:p text:style-name="Программирование"/>
      <text:p text:style-name="Программирование">class AddObjects</text:p>
      <text:p text:style-name="Программирование">package commands;</text:p>
      <text:p text:style-name="Программирование"/>
      <text:p text:style-name="Программирование"/>
      <text:h text:style-name="P18" text:outline-level="2">class AddObjects</text:h>
      <text:p text:style-name="Программирование">import com.google.gson.Gson;</text:p>
      <text:p text:style-name="Программирование">import com.google.gson.GsonBuilder;</text:p>
      <text:p text:style-name="Программирование">import com.google.gson.JsonSyntaxException;</text:p>
      <text:p text:style-name="Программирование"/>
      <text:p text:style-name="Программирование">import java.io.*;</text:p>
      <text:p text:style-name="Программирование"/>
      <text:p text:style-name="Программирование">import GUI.*;</text:p>
      <text:p text:style-name="Программирование">import deprecated.People;</text:p>
      <text:p text:style-name="Программирование">import javafx.geometry.Insets;</text:p>
      <text:p text:style-name="Программирование">import javafx.scene.Scene;</text:p>
      <text:p text:style-name="Программирование">import javafx.scene.control.*;</text:p>
      <text:p text:style-name="Программирование">import javafx.scene.input.KeyCode;</text:p>
      <text:p text:style-name="Программирование"><text:soft-page-break/>import javafx.scene.layout.HBox;</text:p>
      <text:p text:style-name="Программирование">import javafx.scene.layout.VBox;</text:p>
      <text:p text:style-name="Программирование">import javafx.scene.text.Font;</text:p>
      <text:p text:style-name="Программирование">import javafx.scene.text.FontWeight;</text:p>
      <text:p text:style-name="Программирование">import javafx.stage.Stage;</text:p>
      <text:p text:style-name="Программирование"/>
      <text:p text:style-name="Программирование">/**</text:p>
      <text:p text:style-name="Программирование"><text:s/>* Created by slavik on 22.02.17.</text:p>
      <text:p text:style-name="Программирование"><text:s/>*/</text:p>
      <text:p text:style-name="Программирование"/>
      <text:p text:style-name="Программирование">public class AddObjects {</text:p>
      <text:p text:style-name="Программирование"><text:s text:c="4"/>private static Gson gson = new GsonBuilder().create();</text:p>
      <text:p text:style-name="Программирование"><text:s text:c="4"/>private Stage dataStage = null;</text:p>
      <text:p text:style-name="Программирование"><text:s text:c="4"/>private TextField keyTextField = new TextField();</text:p>
      <text:p text:style-name="Программирование"/>
      <text:p text:style-name="Программирование"/>
      <text:p text:style-name="Программирование"><text:s text:c="4"/>/**</text:p>
      <text:p text:style-name="Программирование"><text:s text:c="5"/>* Команда: add_if_max.</text:p>
      <text:p text:style-name="Программирование"><text:s text:c="5"/>* Добавляет новый элемент в коллекцию, если его значение превышает значение наибольшего элемента этой коллекции.</text:p>
      <text:p text:style-name="Программирование"><text:s text:c="5"/>*</text:p>
      <text:p text:style-name="Программирование"><text:s text:c="5"/>* @param peopleTree Ожидается TreeView&lt;Container&gt; для изменения содержимого</text:p>
      <text:p text:style-name="Программирование"><text:s text:c="5"/>* @version 3.0</text:p>
      <text:p text:style-name="Программирование"><text:s text:c="5"/>*/</text:p>
      <text:p text:style-name="Программирование"><text:s text:c="4"/>public void addIfMax(TreeView&lt;Container&gt; peopleTree) {</text:p>
      <text:p text:style-name="Программирование"><text:s text:c="8"/>if (dataStage == null) {</text:p>
      <text:p text:style-name="Программирование"><text:s text:c="12"/>readDataFromTextField(1, peopleTree);</text:p>
      <text:p text:style-name="Программирование"><text:s text:c="8"/>} else {</text:p>
      <text:p text:style-name="Программирование"><text:s text:c="12"/>dataStage.toFront();</text:p>
      <text:p text:style-name="Программирование"><text:s text:c="8"/>}</text:p>
      <text:p text:style-name="Программирование"><text:s text:c="4"/>}</text:p>
      <text:p text:style-name="Программирование"/>
      <text:p text:style-name="Программирование"><text:s text:c="4"/>/**</text:p>
      <text:p text:style-name="Программирование"><text:s text:c="5"/>* Команда add_if_min.</text:p>
      <text:p text:style-name="Программирование"><text:s text:c="5"/>* Добавляет новый элемент в коллекцию, если его значение меньше, чем у наименьшего элемента этой коллекции.</text:p>
      <text:p text:style-name="Программирование"><text:s text:c="5"/>*</text:p>
      <text:p text:style-name="Программирование"><text:s text:c="5"/>* @param peopleTree Ожидается TreeView&lt;Container&gt; для изменения содержимого</text:p>
      <text:p text:style-name="Программирование"><text:s text:c="5"/>* @version 2.0</text:p>
      <text:p text:style-name="Программирование"><text:s text:c="5"/>*/</text:p>
      <text:p text:style-name="Программирование"><text:s text:c="4"/>public void addIfMin(TreeView&lt;Container&gt; peopleTree) {</text:p>
      <text:p text:style-name="Программирование"><text:s text:c="8"/>if (dataStage == null) {</text:p>
      <text:p text:style-name="Программирование"><text:s text:c="12"/>readDataFromTextField(2, peopleTree);</text:p>
      <text:p text:style-name="Программирование"><text:s text:c="8"/>} else {</text:p>
      <text:p text:style-name="Программирование"><text:s text:c="12"/>dataStage.toFront();</text:p>
      <text:p text:style-name="Программирование"><text:s text:c="8"/>}</text:p>
      <text:p text:style-name="Программирование"><text:s text:c="4"/>}</text:p>
      <text:p text:style-name="Программирование"/>
      <text:p text:style-name="Программирование"><text:s text:c="4"/>private void readDataFromTextField(int min, TreeView&lt;Container&gt; peopleTree) {</text:p>
      <text:p text:style-name="Программирование"><text:s text:c="8"/>dataStage = new Stage();</text:p>
      <text:p text:style-name="Программирование"/>
      <text:p text:style-name="Программирование"/>
      <text:p text:style-name="Программирование"><text:s text:c="8"/>Label keyLabel = new Label("Please, enter Object");</text:p>
      <text:p text:style-name="Программирование"><text:s text:c="8"/>keyLabel.setFont(Font.font("Helvetica", FontWeight.LIGHT, 16));</text:p>
      <text:p text:style-name="Программирование"/>
      <text:p text:style-name="Программирование"><text:s text:c="8"/>keyTextField.setPromptText("{name=\"name\";age=1}");</text:p>
      <text:p text:style-name="Программирование"/>
      <text:p text:style-name="Программирование"/>
      <text:p text:style-name="Программирование"><text:s text:c="8"/>Button buttonOK = new Button("OK");</text:p>
      <text:p text:style-name="Программирование"><text:s text:c="8"/>HBox buttonOKHBox = new HBox(buttonOK);</text:p>
      <text:p text:style-name="Программирование"><text:s text:c="8"/>buttonOKHBox.setPadding(new Insets(0, 9, 0, 255));</text:p>
      <text:p text:style-name="Программирование"/>
      <text:p text:style-name="Программирование"><text:s text:c="8"/>buttonOK.setOnKeyPressed(event -&gt; {</text:p>
      <text:p text:style-name="Программирование"><text:s text:c="12"/>if (event.getCode() == KeyCode.ENTER) {</text:p>
      <text:p text:style-name="Программирование"><text:s text:c="16"/>addToCollection(min, peopleTree, keyTextField);</text:p>
      <text:p text:style-name="Программирование"><text:s text:c="12"/>}</text:p>
      <text:p text:style-name="Программирование"><text:s text:c="8"/>});</text:p>
      <text:p text:style-name="Программирование"/>
      <text:p text:style-name="Программирование"><text:s text:c="8"/>buttonOK.setOnMouseClicked(event -&gt; addToCollection(min, peopleTree, keyTextField));</text:p>
      <text:p text:style-name="Программирование"/>
      <text:p text:style-name="Программирование"><text:s text:c="8"/>VBox enterKeyVBox = new VBox(keyLabel, keyTextField, buttonOKHBox);</text:p>
      <text:p text:style-name="Программирование"><text:s text:c="8"/>enterKeyVBox.setSpacing(5);</text:p>
      <text:p text:style-name="Программирование"/>
      <text:p text:style-name="Программирование"><text:s text:c="8"/>dataStage.setTitle("Object");</text:p>
      <text:p text:style-name="Программирование"><text:s text:c="8"/>dataStage.centerOnScreen();</text:p>
      <text:p text:style-name="Программирование"><text:s text:c="8"/>dataStage.setScene(new Scene(enterKeyVBox, 300, 90));</text:p>
      <text:p text:style-name="Программирование"><text:s text:c="8"/>dataStage.toFront();</text:p>
      <text:p text:style-name="Программирование"><text:s text:c="8"/>dataStage.setMaximized(false);</text:p>
      <text:p text:style-name="Программирование"><text:s text:c="8"/>dataStage.setResizable(false);</text:p>
      <text:p text:style-name="Программирование"><text:s text:c="8"/>dataStage.show();</text:p>
      <text:p text:style-name="Программирование"><text:soft-page-break/><text:s text:c="8"/>dataStage.setOnCloseRequest(event -&gt; dataStage = null);</text:p>
      <text:p text:style-name="Программирование"><text:s text:c="4"/>}</text:p>
      <text:p text:style-name="Программирование"/>
      <text:p text:style-name="Программирование"><text:s text:c="4"/>private void addToCollection(int min, TreeView&lt;Container&gt; peopleTree, TextField keyTextField) {</text:p>
      <text:p text:style-name="Программирование"><text:s text:c="8"/>String data = keyTextField.getText();</text:p>
      <text:p text:style-name="Программирование"><text:s text:c="8"/>try {</text:p>
      <text:p text:style-name="Программирование"><text:s text:c="12"/>People people = gson.fromJson(data, People.class);</text:p>
      <text:p text:style-name="Программирование"><text:s text:c="12"/>if (people == null) {</text:p>
      <text:p text:style-name="Программирование"><text:s text:c="16"/>throw new NullPointerException();</text:p>
      <text:p text:style-name="Программирование"><text:s text:c="12"/>}</text:p>
      <text:p text:style-name="Программирование"/>
      <text:p text:style-name="Программирование"><text:s text:c="12"/>boolean flag = true;</text:p>
      <text:p text:style-name="Программирование"/>
      <text:p text:style-name="Программирование"><text:s text:c="12"/>switch (min) {</text:p>
      <text:p text:style-name="Программирование"><text:s text:c="16"/>case 1:</text:p>
      <text:p text:style-name="Программирование"><text:s text:c="20"/>for (People peopleCollection : Storage.getInstanceOf().getFamily().values()) {</text:p>
      <text:p text:style-name="Программирование"><text:s text:c="24"/>if (peopleCollection.getAge() &gt; people.getAge()) {</text:p>
      <text:p text:style-name="Программирование"><text:s text:c="28"/>flag = false;</text:p>
      <text:p text:style-name="Программирование"><text:s text:c="28"/>break;</text:p>
      <text:p text:style-name="Программирование"><text:s text:c="24"/>}</text:p>
      <text:p text:style-name="Программирование"><text:s text:c="20"/>}</text:p>
      <text:p text:style-name="Программирование"><text:s text:c="20"/>break;</text:p>
      <text:p text:style-name="Программирование"><text:s text:c="16"/>case 2:</text:p>
      <text:p text:style-name="Программирование"><text:s text:c="20"/>for (People peopleCollection : Storage.getInstanceOf().getFamily().values()) {</text:p>
      <text:p text:style-name="Программирование"><text:s text:c="24"/>if (peopleCollection.getAge() &lt; people.getAge()) {</text:p>
      <text:p text:style-name="Программирование"><text:s text:c="28"/>flag = false;</text:p>
      <text:p text:style-name="Программирование"><text:s text:c="28"/>break;</text:p>
      <text:p text:style-name="Программирование"><text:s text:c="24"/>}</text:p>
      <text:p text:style-name="Программирование"><text:s text:c="20"/>}</text:p>
      <text:p text:style-name="Программирование"><text:s text:c="20"/>break;</text:p>
      <text:p text:style-name="Программирование"><text:s text:c="12"/>}</text:p>
      <text:p text:style-name="Программирование"/>
      <text:p text:style-name="Программирование"/>
      <text:p text:style-name="Программирование"><text:s text:c="12"/>if (flag) {</text:p>
      <text:p text:style-name="Программирование"><text:s text:c="16"/>switch (min) {</text:p>
      <text:p text:style-name="Программирование"><text:s text:c="20"/>case 1: {</text:p>
      <text:p text:style-name="Программирование"><text:s text:c="24"/>Storage.getInstanceOf().getFamily().put(String.valueOf(Storage.getInstanceOf().getFamily().size()), people);</text:p>
      <text:p text:style-name="Программирование"><text:s text:c="24"/>break;</text:p>
      <text:p text:style-name="Программирование"><text:s text:c="20"/>}</text:p>
      <text:p text:style-name="Программирование"><text:s text:c="20"/>case 2: {</text:p>
      <text:p text:style-name="Программирование"><text:s text:c="24"/>Storage.getInstanceOf().getFamily().put(String.valueOf(Storage.getInstanceOf().getFamily().size()), people);</text:p>
      <text:p text:style-name="Программирование"><text:s text:c="20"/>}</text:p>
      <text:p text:style-name="Программирование"><text:s text:c="16"/>}</text:p>
      <text:p text:style-name="Программирование"><text:s text:c="16"/>new ShowAlert(Alert.AlertType.INFORMATION,"Done", "Объект успешно добавлен \n ");</text:p>
      <text:p text:style-name="Программирование"><text:s text:c="12"/>} else {</text:p>
      <text:p text:style-name="Программирование"><text:s text:c="16"/>new ShowAlert(Alert.AlertType.INFORMATION, "Done", "Объект не добавлен\n ");</text:p>
      <text:p text:style-name="Программирование"><text:s text:c="12"/>}</text:p>
      <text:p text:style-name="Программирование"><text:s text:c="8"/>} catch (JsonSyntaxException ex) {</text:p>
      <text:p text:style-name="Программирование"><text:s text:c="12"/>new ShowAlert(Alert.AlertType.ERROR, "Error", "Не удалось распознать объект,\nпроверьте корректность данных");</text:p>
      <text:p text:style-name="Программирование"><text:s text:c="8"/>} catch (NullPointerException ex) {</text:p>
      <text:p text:style-name="Программирование"><text:s text:c="12"/>new ShowAlert(Alert.AlertType.ERROR, "Error", "\nНе ввели данные об объекте");</text:p>
      <text:p text:style-name="Программирование"><text:s text:c="8"/>}</text:p>
      <text:p text:style-name="Программирование"/>
      <text:p text:style-name="Программирование"><text:s text:c="8"/>peopleTree.setRoot(MainWindow.getTreeForPeople());</text:p>
      <text:p text:style-name="Программирование"><text:s text:c="8"/>dataStage.close();</text:p>
      <text:p text:style-name="Программирование"><text:s text:c="8"/>dataStage = null;</text:p>
      <text:p text:style-name="Программирование"><text:s text:c="4"/>}</text:p>
      <text:p text:style-name="Программирование">}</text:p>
      <text:p text:style-name="Программирование"/>
      <text:p text:style-name="P12">class ImportObjects</text:p>
      <text:p text:style-name="P14">package commands;</text:p>
      <text:p text:style-name="P14"/>
      <text:p text:style-name="P14">import GUI.Container;</text:p>
      <text:p text:style-name="P14">import GUI.NoFileSelectedExceprion;</text:p>
      <text:p text:style-name="P14">import javafx.scene.control.Alert;</text:p>
      <text:p text:style-name="P14">import javafx.scene.control.TreeView;</text:p>
      <text:p text:style-name="P14">import javafx.stage.FileChooser;</text:p>
      <text:p text:style-name="P14"/>
      <text:p text:style-name="P14">import java.io.File;</text:p>
      <text:p text:style-name="P14"/>
      <text:p text:style-name="P14">/**</text:p>
      <text:p text:style-name="P14"><text:s/>* Created by slavik on 08.04.17.</text:p>
      <text:p text:style-name="P14"><text:s/>*/</text:p>
      <text:p text:style-name="P14">public class ImportObjects {</text:p>
      <text:p text:style-name="P14"/>
      <text:p text:style-name="P14"><text:s text:c="4"/>/**</text:p>
      <text:p text:style-name="P14"><text:s text:c="5"/>* Команда import.</text:p>
      <text:p text:style-name="P14"><text:soft-page-break/><text:s text:c="5"/>* добавляет в коллекцию все данные из файла.</text:p>
      <text:p text:style-name="P14"><text:s text:c="5"/>*</text:p>
      <text:p text:style-name="P14"><text:s text:c="5"/>* @param peopleTree Ожидается TreeView&lt;Container&gt; для изменения содержимого</text:p>
      <text:p text:style-name="P14"><text:s text:c="5"/>* @version 3.0</text:p>
      <text:p text:style-name="P14"><text:s text:c="5"/>*/</text:p>
      <text:p text:style-name="P14"><text:s text:c="4"/>public void importAllFromFile(TreeView&lt;Container&gt; peopleTree) {</text:p>
      <text:p text:style-name="P14"><text:s text:c="8"/>FileChooser fileChooser = new FileChooser();</text:p>
      <text:p text:style-name="P14"><text:s text:c="8"/>File selectedFile = fileChooser.showOpenDialog(null);</text:p>
      <text:p text:style-name="P14"/>
      <text:p text:style-name="P14"><text:s text:c="8"/>if (selectedFile == null) {</text:p>
      <text:p text:style-name="P14"><text:s text:c="12"/>try {</text:p>
      <text:p text:style-name="P14"><text:s text:c="16"/>throw new NoFileSelectedExceprion("Произошла ошибка, не был выбран файл\n ");</text:p>
      <text:p text:style-name="P14"><text:s text:c="12"/>} catch (NoFileSelectedExceprion noFileSelected) {</text:p>
      <text:p text:style-name="P14"><text:s text:c="16"/>new ShowAlert(Alert.AlertType.ERROR, "Error", noFileSelected.getMessage());</text:p>
      <text:p text:style-name="P14"><text:s text:c="12"/>}</text:p>
      <text:p text:style-name="P14"><text:s text:c="8"/>} else {</text:p>
      <text:p text:style-name="P14"><text:s text:c="12"/>ReadFromFile readFromFile = new ReadFromFile();</text:p>
      <text:p text:style-name="P14"><text:s text:c="12"/>readFromFile.fieldData(selectedFile, peopleTree);</text:p>
      <text:p text:style-name="P14"><text:s text:c="12"/>Thread thread = new Thread(readFromFile);</text:p>
      <text:p text:style-name="P14"><text:s text:c="12"/>thread.start();</text:p>
      <text:p text:style-name="P14"><text:s text:c="12"/>try {</text:p>
      <text:p text:style-name="P14"><text:s text:c="16"/>thread.join();</text:p>
      <text:p text:style-name="P14"><text:s text:c="12"/>} catch (InterruptedException e) {</text:p>
      <text:p text:style-name="P14"><text:s text:c="16"/>e.printStackTrace();</text:p>
      <text:p text:style-name="P14"><text:s text:c="12"/>}</text:p>
      <text:p text:style-name="P14">// <text:s text:c="11"/>new Thread(readFromFile).start();</text:p>
      <text:p text:style-name="P14"><text:s text:c="8"/>}</text:p>
      <text:p text:style-name="P14"><text:s text:c="4"/>}</text:p>
      <text:p text:style-name="P14">}</text:p>
      <text:p text:style-name="P14"/>
      <text:h text:style-name="P19" text:outline-level="1">class IsertObjects</text:h>
      <text:p text:style-name="P14">package commands;</text:p>
      <text:p text:style-name="P14"/>
      <text:p text:style-name="P14">import GUI.Container;</text:p>
      <text:p text:style-name="P14">import GUI.MainWindow;</text:p>
      <text:p text:style-name="P14">import GUI.Storage;</text:p>
      <text:p text:style-name="P14">import com.google.gson.Gson;</text:p>
      <text:p text:style-name="P14">import com.google.gson.GsonBuilder;</text:p>
      <text:p text:style-name="P14">import com.google.gson.JsonSyntaxException;</text:p>
      <text:p text:style-name="P14">import deprecated.People;</text:p>
      <text:p text:style-name="P14">import javafx.geometry.Insets;</text:p>
      <text:p text:style-name="P14">import javafx.scene.Scene;</text:p>
      <text:p text:style-name="P14">import javafx.scene.control.*;</text:p>
      <text:p text:style-name="P14">import javafx.scene.input.KeyCode;</text:p>
      <text:p text:style-name="P14">import javafx.scene.layout.HBox;</text:p>
      <text:p text:style-name="P14">import javafx.scene.layout.VBox;</text:p>
      <text:p text:style-name="P14">import javafx.scene.text.Font;</text:p>
      <text:p text:style-name="P14">import javafx.scene.text.FontWeight;</text:p>
      <text:p text:style-name="P14">import javafx.stage.Stage;</text:p>
      <text:p text:style-name="P14"/>
      <text:p text:style-name="P14">/**</text:p>
      <text:p text:style-name="P14"><text:s/>* Created by slavik on 08.04.17.</text:p>
      <text:p text:style-name="P14"><text:s/>*/</text:p>
      <text:p text:style-name="P14">public class InsertObject {</text:p>
      <text:p text:style-name="P14"><text:s text:c="4"/>private static Gson gson = new GsonBuilder().create();</text:p>
      <text:p text:style-name="P14"><text:s text:c="4"/>private Stage dataStage = null;</text:p>
      <text:p text:style-name="P14"/>
      <text:p text:style-name="P14"><text:s text:c="4"/>/**</text:p>
      <text:p text:style-name="P14"><text:s text:c="5"/>* Команда insert.</text:p>
      <text:p text:style-name="P14"><text:s text:c="5"/>* Добавляет новый элемент с заданным ключом.</text:p>
      <text:p text:style-name="P14"><text:s text:c="5"/>*</text:p>
      <text:p text:style-name="P14"><text:s text:c="5"/>* @param peopleTree Ожидается TreeView&lt;Container&gt; для изменения содержимого</text:p>
      <text:p text:style-name="P14"><text:s text:c="5"/>* @version 3.0</text:p>
      <text:p text:style-name="P14"><text:s text:c="5"/>*/</text:p>
      <text:p text:style-name="P14"><text:s text:c="4"/>public void insertNewObject(TreeView&lt;Container&gt; peopleTree) {</text:p>
      <text:p text:style-name="P14"><text:s text:c="8"/>if (dataStage == null) {</text:p>
      <text:p text:style-name="P14"><text:s text:c="12"/>readKeyAndObject(peopleTree);</text:p>
      <text:p text:style-name="P14"><text:s text:c="8"/>} else {</text:p>
      <text:p text:style-name="P14"><text:s text:c="12"/>dataStage.toFront();</text:p>
      <text:p text:style-name="P14"><text:s text:c="8"/>}</text:p>
      <text:p text:style-name="P14"><text:s text:c="4"/>}</text:p>
      <text:p text:style-name="P14"/>
      <text:p text:style-name="P14"/>
      <text:p text:style-name="P14"><text:s text:c="4"/>private void readKeyAndObject(TreeView&lt;Container&gt; peopleTree) {</text:p>
      <text:p text:style-name="P14"><text:s text:c="8"/>dataStage = new Stage();</text:p>
      <text:p text:style-name="P14"><text:soft-page-break/></text:p>
      <text:p text:style-name="P14"/>
      <text:p text:style-name="P14"><text:s text:c="8"/>Label keyLabel = new Label("Please, enter Data");</text:p>
      <text:p text:style-name="P14"><text:s text:c="8"/>keyLabel.setFont(Font.font("Helvetica", FontWeight.LIGHT, 16));</text:p>
      <text:p text:style-name="P14"/>
      <text:p text:style-name="P14"/>
      <text:p text:style-name="P14"><text:s text:c="8"/>TextField keyTextField = new TextField();</text:p>
      <text:p text:style-name="P14"><text:s text:c="8"/>keyTextField.setPromptText("Key");</text:p>
      <text:p text:style-name="P14"/>
      <text:p text:style-name="P14"><text:s text:c="8"/>TextField objectTextField = new TextField();</text:p>
      <text:p text:style-name="P14"><text:s text:c="8"/>objectTextField.setPromptText("{name=\"name\";age=1}");</text:p>
      <text:p text:style-name="P14"/>
      <text:p text:style-name="P14"/>
      <text:p text:style-name="P14"><text:s text:c="8"/>Button buttonOK = new Button("OK");</text:p>
      <text:p text:style-name="P14"><text:s text:c="8"/>HBox buttonOKHBox = new HBox(buttonOK);</text:p>
      <text:p text:style-name="P14"><text:s text:c="8"/>buttonOKHBox.setPadding(new Insets(0, 9, 0, 255));</text:p>
      <text:p text:style-name="P14"/>
      <text:p text:style-name="P14"/>
      <text:p text:style-name="P14"><text:s text:c="8"/>buttonOK.setOnKeyPressed(event -&gt; {</text:p>
      <text:p text:style-name="P14"><text:s text:c="12"/>if (event.getCode() == KeyCode.ENTER) {</text:p>
      <text:p text:style-name="P14"><text:s text:c="16"/>insertToCollection(peopleTree, objectTextField, keyTextField);</text:p>
      <text:p text:style-name="P14"><text:s text:c="12"/>}</text:p>
      <text:p text:style-name="P14"><text:s text:c="8"/>});</text:p>
      <text:p text:style-name="P14"/>
      <text:p text:style-name="P14"/>
      <text:p text:style-name="P14"><text:s text:c="8"/>buttonOK.setOnMouseClicked(event -&gt; insertToCollection(peopleTree, objectTextField, keyTextField));</text:p>
      <text:p text:style-name="P14"/>
      <text:p text:style-name="P14"><text:s text:c="8"/>VBox enterKeyVBox = new VBox(keyLabel, keyTextField, objectTextField, buttonOKHBox);</text:p>
      <text:p text:style-name="P14"><text:s text:c="8"/>enterKeyVBox.setSpacing(5);</text:p>
      <text:p text:style-name="P14"/>
      <text:p text:style-name="P14"><text:s text:c="8"/>dataStage.setTitle("Object");</text:p>
      <text:p text:style-name="P14"><text:s text:c="8"/>dataStage.centerOnScreen();</text:p>
      <text:p text:style-name="P14"><text:s text:c="8"/>dataStage.setScene(new Scene(enterKeyVBox, 300, 120));</text:p>
      <text:p text:style-name="P14"><text:s text:c="8"/>dataStage.toFront();</text:p>
      <text:p text:style-name="P14"><text:s text:c="8"/>dataStage.setMaximized(false);</text:p>
      <text:p text:style-name="P14"><text:s text:c="8"/>dataStage.setResizable(false);</text:p>
      <text:p text:style-name="P14"><text:s text:c="8"/>dataStage.show();</text:p>
      <text:p text:style-name="P14"><text:s text:c="8"/>dataStage.setOnCloseRequest(event -&gt; dataStage = null);</text:p>
      <text:p text:style-name="P14"><text:s text:c="4"/>}</text:p>
      <text:p text:style-name="P14"/>
      <text:p text:style-name="P14"><text:s text:c="4"/>private void insertToCollection(TreeView&lt;Container&gt; peopleTree, TextField objectTextField, TextField keyTextField) {</text:p>
      <text:p text:style-name="P14"><text:s text:c="8"/>String object = objectTextField.getText();</text:p>
      <text:p text:style-name="P14"><text:s text:c="8"/>String key = keyTextField.getText();</text:p>
      <text:p text:style-name="P14"/>
      <text:p text:style-name="P14"><text:s text:c="8"/>try {</text:p>
      <text:p text:style-name="P14"><text:s text:c="12"/>People people = gson.fromJson(object, People.class);</text:p>
      <text:p text:style-name="P14"><text:s text:c="12"/>if (people == null) {</text:p>
      <text:p text:style-name="P14"><text:s text:c="16"/>throw new NullPointerException();</text:p>
      <text:p text:style-name="P14"><text:s text:c="12"/>}</text:p>
      <text:p text:style-name="P14"><text:s text:c="12"/>Storage.getInstanceOf().getFamily().put(key, people);</text:p>
      <text:p text:style-name="P14"><text:s text:c="12"/>peopleTree.setRoot(MainWindow.getTreeForPeople());</text:p>
      <text:p text:style-name="P14"><text:s text:c="12"/>new ShowAlert(Alert.AlertType.INFORMATION, "Done", "\nОбъект успешно добавлен");</text:p>
      <text:p text:style-name="P14"><text:s text:c="8"/>} catch (NullPointerException ex) {</text:p>
      <text:p text:style-name="P14"><text:s text:c="12"/>new ShowAlert(Alert.AlertType.ERROR,"Error", "Не ввели данные об объекте");</text:p>
      <text:p text:style-name="P14"><text:s text:c="8"/>} catch (JsonSyntaxException ex) {</text:p>
      <text:p text:style-name="P14"><text:s text:c="12"/>new ShowAlert(Alert.AlertType.ERROR, "Error", "Не удалось распознать объект, \nпроверьте корректность данных");</text:p>
      <text:p text:style-name="P14"><text:s text:c="8"/>}</text:p>
      <text:p text:style-name="P14"><text:s text:c="8"/>dataStage.close();</text:p>
      <text:p text:style-name="P14"><text:s text:c="8"/>dataStage = null;</text:p>
      <text:p text:style-name="P14"><text:s text:c="4"/>}</text:p>
      <text:p text:style-name="P14">}</text:p>
      <text:p text:style-name="P14"/>
      <text:h text:style-name="P19" text:outline-level="1">class OtherMethods</text:h>
      <text:p text:style-name="P14">package commands;</text:p>
      <text:p text:style-name="P14"/>
      <text:p text:style-name="P14">import GUI.Container;</text:p>
      <text:p text:style-name="P14">import GUI.MainWindow;</text:p>
      <text:p text:style-name="P14">import GUI.Storage;</text:p>
      <text:p text:style-name="P14">import deprecated.People;</text:p>
      <text:p text:style-name="P14">import deprecated.Place;</text:p>
      <text:p text:style-name="P14">import javafx.scene.control.Alert;</text:p>
      <text:p text:style-name="P14">import javafx.scene.control.TreeView;</text:p>
      <text:p text:style-name="P14">import javafx.stage.Stage;</text:p>
      <text:p text:style-name="P14"/>
      <text:p text:style-name="P14">/**</text:p>
      <text:p text:style-name="P14"><text:soft-page-break/><text:s/>* Created by slavik on 05.04.17.</text:p>
      <text:p text:style-name="P14"><text:s/>*/</text:p>
      <text:p text:style-name="P14">public class OtherMethods {</text:p>
      <text:p text:style-name="P14"><text:s text:c="4"/>private Stage dataStage = null;</text:p>
      <text:p text:style-name="P14"/>
      <text:p text:style-name="P14"/>
      <text:p text:style-name="P14"><text:s text:c="4"/>/**</text:p>
      <text:p text:style-name="P14"><text:s text:c="5"/>* Команда clear.</text:p>
      <text:p text:style-name="P14"><text:s text:c="5"/>* Очищает коллекцию.</text:p>
      <text:p text:style-name="P14"><text:s text:c="5"/>*@param peopleTree Ожидается TreeView&lt;Container&gt; для изменения содержимого</text:p>
      <text:p text:style-name="P14"><text:s text:c="5"/>* @version 3.0</text:p>
      <text:p text:style-name="P14"><text:s text:c="5"/>* @since 1.0</text:p>
      <text:p text:style-name="P14"><text:s text:c="5"/>*/</text:p>
      <text:p text:style-name="P14"><text:s text:c="4"/>public void clear(TreeView&lt;Container&gt; peopleTree) {</text:p>
      <text:p text:style-name="P14"><text:s text:c="8"/>int size = Storage.getInstanceOf().getFamily().size();</text:p>
      <text:p text:style-name="P14"><text:s text:c="8"/>Storage.getInstanceOf().getFamily().clear();</text:p>
      <text:p text:style-name="P14"><text:s text:c="8"/>new ShowAlert(Alert.AlertType.INFORMATION, "Done", "Коллекция очищена. \nУдалено " + size + " объектов");</text:p>
      <text:p text:style-name="P14"><text:s text:c="8"/>peopleTree.setRoot(MainWindow.getTreeForPeople());</text:p>
      <text:p text:style-name="P14"><text:s text:c="4"/>}</text:p>
      <text:p text:style-name="P14"/>
      <text:p text:style-name="P14"><text:s text:c="4"/>/**</text:p>
      <text:p text:style-name="P14"><text:s text:c="5"/>* Команда save.</text:p>
      <text:p text:style-name="P14"><text:s text:c="5"/>* Сохраняет весь объект типа {@link Storage} в файл.</text:p>
      <text:p text:style-name="P14"><text:s text:c="5"/>*</text:p>
      <text:p text:style-name="P14"><text:s text:c="5"/>* @version 3.0</text:p>
      <text:p text:style-name="P14"><text:s text:c="5"/>*/</text:p>
      <text:p text:style-name="P14"><text:s text:c="4"/>public void save() {</text:p>
      <text:p text:style-name="P14"><text:s text:c="8"/>new Thread(new SaveDataToFile()).start();</text:p>
      <text:p text:style-name="P14"><text:s text:c="8"/>new ShowAlert(Alert.AlertType.INFORMATION, "Done", "Коллекция 'family' будет сохранена в файл: \nobjects");</text:p>
      <text:p text:style-name="P14"><text:s text:c="4"/>}</text:p>
      <text:p text:style-name="P14"/>
      <text:p text:style-name="P14"><text:s text:c="4"/>/**</text:p>
      <text:p text:style-name="P14"><text:s text:c="5"/>* Команда load.</text:p>
      <text:p text:style-name="P14"><text:s text:c="5"/>* Загружает дефолтные объекты типа {@link Storage} данные в коллекцию.</text:p>
      <text:p text:style-name="P14"><text:s text:c="5"/>*</text:p>
      <text:p text:style-name="P14"><text:s text:c="5"/>*@param peopleTree Ожидается TreeView&lt;Container&gt; для изменения содержимого</text:p>
      <text:p text:style-name="P14"><text:s text:c="5"/>* @version 3.0</text:p>
      <text:p text:style-name="P14"><text:s text:c="5"/>*/</text:p>
      <text:p text:style-name="P14"><text:s text:c="4"/>public void loadDefaultObjects(TreeView&lt;Container&gt; peopleTree) {</text:p>
      <text:p text:style-name="P14"><text:s text:c="8"/>People x = new People();</text:p>
      <text:p text:style-name="P14"/>
      <text:p text:style-name="P14"><text:s text:c="8"/>for (int i = 0; i &lt; Storage.getInstanceOf().getАllPlaces(); i++) {</text:p>
      <text:p text:style-name="P14"><text:s text:c="12"/>Storage.getInstanceOf().getPlaces().add(new Place());</text:p>
      <text:p text:style-name="P14"><text:s text:c="8"/>}</text:p>
      <text:p text:style-name="P14"/>
      <text:p text:style-name="P14"><text:s text:c="8"/>x.setName("Малыш");</text:p>
      <text:p text:style-name="P14"><text:s text:c="8"/>x.setAge((byte) 7);</text:p>
      <text:p text:style-name="P14"><text:s text:c="8"/>Storage.getInstanceOf().getPlaces().get(0).setFull(x);</text:p>
      <text:p text:style-name="P14"><text:s text:c="8"/>Storage.getInstanceOf().getFamily().put("0", x);</text:p>
      <text:p text:style-name="P14"/>
      <text:p text:style-name="P14"><text:s text:c="8"/>x = new People();</text:p>
      <text:p text:style-name="P14"><text:s text:c="8"/>x.setName("мама");</text:p>
      <text:p text:style-name="P14"><text:s text:c="8"/>x.setAge((byte) 31);</text:p>
      <text:p text:style-name="P14"><text:s text:c="8"/>Storage.getInstanceOf().getPlaces().get(1).setFull(x);</text:p>
      <text:p text:style-name="P14"><text:s text:c="8"/>Storage.getInstanceOf().getFamily().put("1", x);</text:p>
      <text:p text:style-name="P14"><text:s text:c="8"/>Storage.getInstanceOf().getFamilyOfChild().put(0, x);</text:p>
      <text:p text:style-name="P14"/>
      <text:p text:style-name="P14"><text:s text:c="8"/>x = new People();</text:p>
      <text:p text:style-name="P14"><text:s text:c="8"/>x.setName("Папа");</text:p>
      <text:p text:style-name="P14"><text:s text:c="8"/>x.setAge((byte) 32);</text:p>
      <text:p text:style-name="P14"><text:s text:c="8"/>Storage.getInstanceOf().getPlaces().get(2).setFull(x);</text:p>
      <text:p text:style-name="P14"><text:s text:c="8"/>Storage.getInstanceOf().getFamily().put("2", x);</text:p>
      <text:p text:style-name="P14"><text:s text:c="8"/>Storage.getInstanceOf().getFamilyOfChild().put(1, x);</text:p>
      <text:p text:style-name="P14"/>
      <text:p text:style-name="P14"><text:s text:c="8"/>x = new People();</text:p>
      <text:p text:style-name="P14"><text:s text:c="8"/>x.setName("Босс");</text:p>
      <text:p text:style-name="P14"><text:s text:c="8"/>x.setAge((byte) 23);</text:p>
      <text:p text:style-name="P14"><text:s text:c="8"/>Storage.getInstanceOf().getPlaces().get(3).setFull(x);</text:p>
      <text:p text:style-name="P14"><text:s text:c="8"/>Storage.getInstanceOf().getFamily().put("3", x);</text:p>
      <text:p text:style-name="P14"><text:s text:c="8"/>Storage.getInstanceOf().getFamilyOfChild().put(2, x);</text:p>
      <text:p text:style-name="P14"/>
      <text:p text:style-name="P14"><text:s text:c="8"/>x = new People();</text:p>
      <text:p text:style-name="P14"><text:s text:c="8"/>x.setName("Бетан");</text:p>
      <text:p text:style-name="P14"><text:s text:c="8"/>x.setAge((byte) 26);</text:p>
      <text:p text:style-name="P14"><text:s text:c="8"/>Storage.getInstanceOf().getPlaces().get(4).setFull(x);</text:p>
      <text:p text:style-name="P14"><text:s text:c="8"/>Storage.getInstanceOf().getFamily().put("4", x);</text:p>
      <text:p text:style-name="P14"><text:s text:c="8"/>Storage.getInstanceOf().getFamilyOfChild().put(3, x);</text:p>
      <text:p text:style-name="P14"/>
      <text:p text:style-name="P14"><text:soft-page-break/><text:s text:c="8"/>x = new People();</text:p>
      <text:p text:style-name="P14"><text:s text:c="8"/>x.setName("Бок");</text:p>
      <text:p text:style-name="P14"><text:s text:c="8"/>x.setAge((byte) 38);</text:p>
      <text:p text:style-name="P14"><text:s text:c="8"/>Storage.getInstanceOf().getPlaces().get(5).setFull(x);</text:p>
      <text:p text:style-name="P14"><text:s text:c="8"/>Storage.getInstanceOf().getFamily().put("5", x);</text:p>
      <text:p text:style-name="P14"/>
      <text:p text:style-name="P14"><text:s text:c="8"/>x = new People();</text:p>
      <text:p text:style-name="P14"><text:s text:c="8"/>x.setName("Фрид");</text:p>
      <text:p text:style-name="P14"><text:s text:c="8"/>x.setAge((byte) 45);</text:p>
      <text:p text:style-name="P14"><text:s text:c="8"/>Storage.getInstanceOf().getPlaces().get(6).setFull(x);</text:p>
      <text:p text:style-name="P14"><text:s text:c="8"/>Storage.getInstanceOf().getFamily().put("6", x);</text:p>
      <text:p text:style-name="P14"/>
      <text:p text:style-name="P14"><text:s text:c="8"/>new ShowAlert(Alert.AlertType.INFORMATION, "Done","\nДанные загружены \n");</text:p>
      <text:p text:style-name="P14"><text:s text:c="8"/>peopleTree.setRoot(MainWindow.getTreeForPeople());</text:p>
      <text:p text:style-name="P14"><text:s text:c="4"/>}</text:p>
      <text:p text:style-name="P14">}</text:p>
      <text:p text:style-name="P14"/>
      <text:h text:style-name="P16" text:outline-level="2"><text:span text:style-name="T8">class ReadFromFile</text:span></text:h>
      <text:p text:style-name="P14">package commands;</text:p>
      <text:p text:style-name="P14"/>
      <text:p text:style-name="P14">import GUI.Container;</text:p>
      <text:p text:style-name="P14">import GUI.MainWindow;</text:p>
      <text:p text:style-name="P14">import GUI.Storage;</text:p>
      <text:p text:style-name="P14">import com.google.gson.Gson;</text:p>
      <text:p text:style-name="P14">import com.google.gson.GsonBuilder;</text:p>
      <text:p text:style-name="P14">import com.google.gson.JsonSyntaxException;</text:p>
      <text:p text:style-name="P14">import com.google.gson.reflect.TypeToken;</text:p>
      <text:p text:style-name="P14">import deprecated.People;</text:p>
      <text:p text:style-name="P14">import javafx.scene.control.TreeView;</text:p>
      <text:p text:style-name="P14">import old.school.Botherable;</text:p>
      <text:p text:style-name="P14">import old.school.Chatable;</text:p>
      <text:p text:style-name="P14">import old.school.InterfaceAdapter;</text:p>
      <text:p text:style-name="P14">import old.school.Missable;</text:p>
      <text:p text:style-name="P14"/>
      <text:p text:style-name="P14">import java.io.*;</text:p>
      <text:p text:style-name="P14">import java.lang.reflect.Type;</text:p>
      <text:p text:style-name="P14">import java.util.Map;</text:p>
      <text:p text:style-name="P14">import java.util.Properties;</text:p>
      <text:p text:style-name="P14"/>
      <text:p text:style-name="P14">/**</text:p>
      <text:p text:style-name="P14"><text:s/>* Created by slavik on 27.04.17.</text:p>
      <text:p text:style-name="P14"><text:s/>*/</text:p>
      <text:p text:style-name="P14">public class ReadFromFile implements Runnable {</text:p>
      <text:p text:style-name="P14"><text:s text:c="4"/>private TreeView&lt;Container&gt; peopleTree;</text:p>
      <text:p text:style-name="P14"><text:s text:c="4"/>private File selectedFile;</text:p>
      <text:p text:style-name="P14"/>
      <text:p text:style-name="P14"><text:s text:c="4"/>public synchronized void fieldData(File selectedFile, TreeView&lt;Container&gt; peopleTree) {</text:p>
      <text:p text:style-name="P14"><text:s text:c="8"/>this.peopleTree = peopleTree;</text:p>
      <text:p text:style-name="P14"><text:s text:c="8"/>this.selectedFile = selectedFile;</text:p>
      <text:p text:style-name="P14"><text:s text:c="4"/>}</text:p>
      <text:p text:style-name="P14"/>
      <text:p text:style-name="P14"><text:s text:c="4"/>@Override</text:p>
      <text:p text:style-name="P14"><text:s text:c="4"/>public synchronized void run() {</text:p>
      <text:p text:style-name="P14"><text:s text:c="8"/>GsonBuilder builder = new GsonBuilder();</text:p>
      <text:p text:style-name="P14"><text:s text:c="8"/>builder.registerTypeAdapter(Missable.class, new InterfaceAdapter&lt;People&gt;());</text:p>
      <text:p text:style-name="P14"><text:s text:c="8"/>builder.registerTypeAdapter(Chatable.class, new InterfaceAdapter&lt;People&gt;());</text:p>
      <text:p text:style-name="P14"><text:s text:c="8"/>builder.registerTypeAdapter(Botherable.class, new InterfaceAdapter&lt;People&gt;());</text:p>
      <text:p text:style-name="P14"><text:s text:c="8"/>Gson gson = builder.create();</text:p>
      <text:p text:style-name="P14"/>
      <text:p text:style-name="P14"><text:s text:c="8"/>Properties runProperties = getProperties(ReadFromFile.class.getResourceAsStream("/properties/run.properties"));</text:p>
      <text:p text:style-name="P14"><text:s text:c="8"/>try (PrintWriter errorWriter = new PrintWriter(runProperties.getProperty("file.err"))) {</text:p>
      <text:p text:style-name="P14"><text:s text:c="12"/>try (FileReader reader = new FileReader(selectedFile)) {</text:p>
      <text:p text:style-name="P14"><text:s text:c="16"/>int c;</text:p>
      <text:p text:style-name="P14"><text:s text:c="16"/>StringBuilder string = new StringBuilder();</text:p>
      <text:p text:style-name="P14"><text:s text:c="16"/>while ((c = reader.read()) != -1) {</text:p>
      <text:p text:style-name="P14"><text:s text:c="20"/>string.append((char) c);</text:p>
      <text:p text:style-name="P14"><text:s text:c="16"/>}</text:p>
      <text:p text:style-name="P14"/>
      <text:p text:style-name="P14"><text:s text:c="16"/>int size = Storage.getInstanceOf().getFamily().size();</text:p>
      <text:p text:style-name="P14"><text:s text:c="16"/>Type typeMap = new TypeToken&lt;Map&lt;String, People&gt;&gt;() {</text:p>
      <text:p text:style-name="P14"><text:s text:c="16"/>}.getType();</text:p>
      <text:p text:style-name="P14"><text:s text:c="16"/>Storage.getInstanceOf().getFamily().putAll(gson.fromJson(string.toString(), typeMap));</text:p>
      <text:p text:style-name="P14"><text:s text:c="16"/>errorWriter.println(Storage.getInstanceOf().getFamily().size() - size + " объекта считано с файла:" + "\n" + selectedFile.getName());</text:p>
      <text:p text:style-name="P14"><text:s text:c="16"/>peopleTree.setRoot(MainWindow.getTreeForPeople());</text:p>
      <text:p text:style-name="P14"><text:s text:c="12"/>} catch (JsonSyntaxException e) {</text:p>
      <text:p text:style-name="P14"><text:soft-page-break/><text:s text:c="16"/>errorWriter.println("Не удалось распознать объект, \nпроверьте корректность данных");</text:p>
      <text:p text:style-name="P14"><text:s text:c="12"/>} catch (IOException ex) {</text:p>
      <text:p text:style-name="P14"><text:s text:c="16"/>errorWriter.println("Произошла ошибка при чтении файла");</text:p>
      <text:p text:style-name="P14"><text:s text:c="12"/>} catch (NullPointerException ex) {</text:p>
      <text:p text:style-name="P14"><text:s text:c="16"/>errorWriter.println("Произошла ошибка, возможно файл пуст\n ");</text:p>
      <text:p text:style-name="P14"><text:s text:c="12"/>}</text:p>
      <text:p text:style-name="P14"><text:s text:c="8"/>}catch (FileNotFoundException e) {</text:p>
      <text:p text:style-name="P14"><text:s text:c="12"/>//do nothing</text:p>
      <text:p text:style-name="P14"><text:s text:c="8"/>}</text:p>
      <text:p text:style-name="P14"><text:s text:c="4"/>}</text:p>
      <text:p text:style-name="P14"/>
      <text:p text:style-name="P14"><text:s text:c="4"/>private Properties getProperties(InputStream file) {</text:p>
      <text:p text:style-name="P14"><text:s text:c="8"/>Properties properties = new Properties();</text:p>
      <text:p text:style-name="P14"/>
      <text:p text:style-name="P14"><text:s text:c="8"/>try {</text:p>
      <text:p text:style-name="P14"><text:s text:c="12"/>properties.load(file);</text:p>
      <text:p text:style-name="P14"><text:s text:c="8"/>} catch (IOException e) {</text:p>
      <text:p text:style-name="P14"><text:s text:c="12"/>//do nothing</text:p>
      <text:p text:style-name="P14"><text:s text:c="8"/>}</text:p>
      <text:p text:style-name="P14"><text:s text:c="8"/>return properties;</text:p>
      <text:p text:style-name="P14"><text:s text:c="4"/>}</text:p>
      <text:p text:style-name="P14">}</text:p>
      <text:p text:style-name="P14"/>
      <text:h text:style-name="P17" text:outline-level="2">class RemoveObjects</text:h>
      <text:p text:style-name="P14">package commands;</text:p>
      <text:p text:style-name="P14"/>
      <text:p text:style-name="P14">import GUI.Container;</text:p>
      <text:p text:style-name="P14">import GUI.MainWindow;</text:p>
      <text:p text:style-name="P14">import GUI.Storage;</text:p>
      <text:p text:style-name="P14">import com.google.gson.Gson;</text:p>
      <text:p text:style-name="P14">import com.google.gson.GsonBuilder;</text:p>
      <text:p text:style-name="P14">import com.google.gson.JsonSyntaxException;</text:p>
      <text:p text:style-name="P14">import deprecated.People;</text:p>
      <text:p text:style-name="P14">import javafx.geometry.Insets;</text:p>
      <text:p text:style-name="P14">import javafx.scene.Scene;</text:p>
      <text:p text:style-name="P14">import javafx.scene.control.*;</text:p>
      <text:p text:style-name="P14">import javafx.scene.input.KeyCode;</text:p>
      <text:p text:style-name="P14">import javafx.scene.layout.HBox;</text:p>
      <text:p text:style-name="P14">import javafx.scene.layout.VBox;</text:p>
      <text:p text:style-name="P14">import javafx.scene.text.Font;</text:p>
      <text:p text:style-name="P14">import javafx.scene.text.FontWeight;</text:p>
      <text:p text:style-name="P14">import javafx.stage.Stage;</text:p>
      <text:p text:style-name="P14">import javafx.scene.control.Alert;</text:p>
      <text:p text:style-name="P14"/>
      <text:p text:style-name="P14">import java.io.PrintWriter;</text:p>
      <text:p text:style-name="P14">import java.util.Map;</text:p>
      <text:p text:style-name="P14">import java.util.function.Predicate;</text:p>
      <text:p text:style-name="P14"/>
      <text:p text:style-name="P14">/**</text:p>
      <text:p text:style-name="P14"><text:s/>* Created by slavik on 21.02.17.</text:p>
      <text:p text:style-name="P14"><text:s/>*/</text:p>
      <text:p text:style-name="P14">public class RemoveObject {</text:p>
      <text:p text:style-name="P14"><text:s text:c="4"/>private static Gson gson = new GsonBuilder().create();</text:p>
      <text:p text:style-name="P14"><text:s text:c="4"/>private static PrintWriter printWriter = new PrintWriter(System.out, true);</text:p>
      <text:p text:style-name="P14"><text:s text:c="4"/>private String data;</text:p>
      <text:p text:style-name="P14"><text:s text:c="4"/>private People people;</text:p>
      <text:p text:style-name="P14"><text:s text:c="4"/>private Stage dataStage = null;</text:p>
      <text:p text:style-name="P14"><text:s text:c="4"/>private TextField keyTextField = new TextField();</text:p>
      <text:p text:style-name="P14"><text:s text:c="4"/>private Button buttonOK = new Button("OK");</text:p>
      <text:p text:style-name="P14"/>
      <text:p text:style-name="P14"><text:s text:c="4"/>/**</text:p>
      <text:p text:style-name="P14"><text:s text:c="5"/>* Команда: remove_greater_key.</text:p>
      <text:p text:style-name="P14"><text:s text:c="5"/>* Удаляет из коллекции все элементы, ключ которых превышает заданный.</text:p>
      <text:p text:style-name="P14"><text:s text:c="5"/>*</text:p>
      <text:p text:style-name="P14"><text:s text:c="5"/>* @param peopleTree Ожидается TreeView&lt;Container&gt; для изменения содержимого</text:p>
      <text:p text:style-name="P14"><text:s text:c="5"/>* @version 3.0</text:p>
      <text:p text:style-name="P14"><text:s text:c="5"/>*/</text:p>
      <text:p text:style-name="P14"><text:s text:c="4"/>public void removeGreaterKey(TreeView&lt;Container&gt; peopleTree) {</text:p>
      <text:p text:style-name="P14"><text:s text:c="8"/>if (dataStage == null) {</text:p>
      <text:p text:style-name="P14"><text:s text:c="12"/>readDataFromTextField("Key");</text:p>
      <text:p text:style-name="P14"><text:s text:c="8"/>} else {</text:p>
      <text:p text:style-name="P14"><text:s text:c="12"/>dataStage.toFront();</text:p>
      <text:p text:style-name="P14"><text:s text:c="8"/>}</text:p>
      <text:p text:style-name="P14"><text:s text:c="8"/>buttonOK.setOnKeyPressed(event -&gt; {</text:p>
      <text:p text:style-name="P14"><text:s text:c="12"/>if (event.getCode() == KeyCode.ENTER) {</text:p>
      <text:p text:style-name="P14"><text:s text:c="16"/>removeFromCollectionWithKey(peopleEntry -&gt; peopleEntry.getKey().compareTo(data) &gt; 0, peopleTree, keyTextField);</text:p>
      <text:p text:style-name="P14"><text:soft-page-break/><text:s text:c="12"/>}</text:p>
      <text:p text:style-name="P14"><text:s text:c="8"/>});</text:p>
      <text:p text:style-name="P14"/>
      <text:p text:style-name="P14"><text:s text:c="8"/>buttonOK.setOnMouseClicked(event -&gt; removeFromCollectionWithKey(peopleEntry -&gt; peopleEntry.getKey().compareTo(data) &gt; 0, peopleTree, keyTextField));</text:p>
      <text:p text:style-name="P14"/>
      <text:p text:style-name="P14"><text:s text:c="4"/>}</text:p>
      <text:p text:style-name="P14"/>
      <text:p text:style-name="P14"><text:s text:c="4"/>/**</text:p>
      <text:p text:style-name="P14"><text:s text:c="5"/>* Команда remove.</text:p>
      <text:p text:style-name="P14"><text:s text:c="5"/>* Удаляет элемент из коллекции по его ключу.</text:p>
      <text:p text:style-name="P14"><text:s text:c="5"/>*</text:p>
      <text:p text:style-name="P14"><text:s text:c="5"/>* @param peopleTree Ожидается TreeView&lt;Container&gt; для изменения содержимого</text:p>
      <text:p text:style-name="P14"><text:s text:c="5"/>* @version 3.0</text:p>
      <text:p text:style-name="P14"><text:s text:c="5"/>*/</text:p>
      <text:p text:style-name="P14"><text:s text:c="4"/>public void removeWithKey(TreeView&lt;Container&gt; peopleTree) {</text:p>
      <text:p text:style-name="P14"><text:s text:c="8"/>if (dataStage == null) {</text:p>
      <text:p text:style-name="P14"><text:s text:c="12"/>readDataFromTextField("Key");</text:p>
      <text:p text:style-name="P14"><text:s text:c="8"/>} else {</text:p>
      <text:p text:style-name="P14"><text:s text:c="12"/>dataStage.toFront();</text:p>
      <text:p text:style-name="P14"><text:s text:c="8"/>}</text:p>
      <text:p text:style-name="P14"/>
      <text:p text:style-name="P14"><text:s text:c="8"/>buttonOK.setOnKeyPressed(event -&gt; {</text:p>
      <text:p text:style-name="P14"><text:s text:c="12"/>if (event.getCode() == KeyCode.ENTER) {</text:p>
      <text:p text:style-name="P14"><text:s text:c="16"/>removeFromCollectionWithKey(peopleEntry -&gt; peopleEntry.getKey().equals(data), peopleTree, keyTextField);</text:p>
      <text:p text:style-name="P14"><text:s text:c="12"/>}</text:p>
      <text:p text:style-name="P14"><text:s text:c="8"/>});</text:p>
      <text:p text:style-name="P14"/>
      <text:p text:style-name="P14"><text:s text:c="8"/>buttonOK.setOnMouseClicked(event -&gt; removeFromCollectionWithKey(peopleEntry -&gt; peopleEntry.getKey().equals(data), peopleTree, keyTextField));</text:p>
      <text:p text:style-name="P14"/>
      <text:p text:style-name="P14"><text:s text:c="4"/>}</text:p>
      <text:p text:style-name="P14"/>
      <text:p text:style-name="P14"><text:s text:c="4"/>/**</text:p>
      <text:p text:style-name="P14"><text:s text:c="5"/>* Команда remove_greater.</text:p>
      <text:p text:style-name="P14"><text:s text:c="5"/>* Удаляет из коллекции все элементы, превышающие заданный.</text:p>
      <text:p text:style-name="P14"><text:s text:c="5"/>*</text:p>
      <text:p text:style-name="P14"><text:s text:c="5"/>* @param peopleTree Ожидается TreeView&lt;Container&gt; для изменения содержимого</text:p>
      <text:p text:style-name="P14"><text:s text:c="5"/>* @version 3.0</text:p>
      <text:p text:style-name="P14"><text:s text:c="5"/>* @since 1.0</text:p>
      <text:p text:style-name="P14"><text:s text:c="5"/>*/</text:p>
      <text:p text:style-name="P14"><text:s text:c="4"/>public void removeGreater(TreeView&lt;Container&gt; peopleTree) {</text:p>
      <text:p text:style-name="P14"><text:s text:c="8"/>if (dataStage == null) {</text:p>
      <text:p text:style-name="P14"><text:s text:c="12"/>readDataFromTextField("{name=\"name\";age=1}");</text:p>
      <text:p text:style-name="P14"><text:s text:c="8"/>} else {</text:p>
      <text:p text:style-name="P14"><text:s text:c="12"/>dataStage.toFront();</text:p>
      <text:p text:style-name="P14"><text:s text:c="8"/>}</text:p>
      <text:p text:style-name="P14"/>
      <text:p text:style-name="P14"><text:s text:c="8"/>buttonOK.setOnKeyPressed(event -&gt; {</text:p>
      <text:p text:style-name="P14"><text:s text:c="12"/>if (event.getCode() == KeyCode.ENTER) {</text:p>
      <text:p text:style-name="P14"><text:s text:c="16"/>removeFromCollectionWithObject(peopleEntry -&gt; peopleEntry.getValue().getAge() &gt; people.getAge(), peopleTree, keyTextField);</text:p>
      <text:p text:style-name="P14"><text:s text:c="12"/>}</text:p>
      <text:p text:style-name="P14"><text:s text:c="8"/>});</text:p>
      <text:p text:style-name="P14"/>
      <text:p text:style-name="P14"><text:s text:c="8"/>buttonOK.setOnMouseClicked(event -&gt; removeFromCollectionWithObject(peopleEntry -&gt; peopleEntry.getValue().getAge() &gt; people.getAge(), peopleTree, keyTextField));</text:p>
      <text:p text:style-name="P14"/>
      <text:p text:style-name="P14"><text:s text:c="4"/>}</text:p>
      <text:p text:style-name="P14"/>
      <text:p text:style-name="P14"><text:s text:c="4"/>/**</text:p>
      <text:p text:style-name="P14"><text:s text:c="5"/>* Команда remove_all.</text:p>
      <text:p text:style-name="P14"><text:s text:c="5"/>* Удалят из коллекции все элементы, эквивалентные заданному.</text:p>
      <text:p text:style-name="P14"><text:s text:c="5"/>*</text:p>
      <text:p text:style-name="P14"><text:s text:c="5"/>* @param peopleTree Ожидается TreeView&lt;Container&gt; для изменения содержимого</text:p>
      <text:p text:style-name="P14"><text:s text:c="5"/>* @version 3.0</text:p>
      <text:p text:style-name="P14"><text:s text:c="5"/>* @since 1.0</text:p>
      <text:p text:style-name="P14"><text:s text:c="5"/>*/</text:p>
      <text:p text:style-name="P14"><text:s text:c="4"/>public void removeAll(TreeView&lt;Container&gt; peopleTree) {</text:p>
      <text:p text:style-name="P14"><text:s text:c="8"/>if (dataStage == null) {</text:p>
      <text:p text:style-name="P14"><text:s text:c="12"/>readDataFromTextField("{name=\"name\";age=1}");</text:p>
      <text:p text:style-name="P14"><text:s text:c="8"/>} else {</text:p>
      <text:p text:style-name="P14"><text:s text:c="12"/>dataStage.toFront();</text:p>
      <text:p text:style-name="P14"><text:s text:c="8"/>}</text:p>
      <text:p text:style-name="P14"/>
      <text:p text:style-name="P14"><text:s text:c="8"/>buttonOK.setOnKeyPressed(event -&gt; {</text:p>
      <text:p text:style-name="P14"><text:s text:c="12"/>if (event.getCode() == KeyCode.ENTER) {</text:p>
      <text:p text:style-name="P14"><text:soft-page-break/><text:s text:c="16"/>removeFromCollectionWithObject(peopleEntry -&gt; peopleEntry.getValue().getAge() == people.getAge(), peopleTree, keyTextField);</text:p>
      <text:p text:style-name="P14"><text:s text:c="12"/>}</text:p>
      <text:p text:style-name="P14"><text:s text:c="8"/>});</text:p>
      <text:p text:style-name="P14"/>
      <text:p text:style-name="P14"><text:s text:c="8"/>buttonOK.setOnMouseClicked(event -&gt; removeFromCollectionWithObject(peopleEntry -&gt; peopleEntry.getValue().getAge() == people.getAge(), peopleTree, keyTextField));</text:p>
      <text:p text:style-name="P14"/>
      <text:p text:style-name="P14"><text:s text:c="4"/>}</text:p>
      <text:p text:style-name="P14"/>
      <text:p text:style-name="P14"><text:s text:c="4"/>/**</text:p>
      <text:p text:style-name="P14"><text:s text:c="5"/>* Команда remove_lower.</text:p>
      <text:p text:style-name="P14"><text:s text:c="5"/>* Удаляет из коллекции все элементы, меньшие, чем заданный.</text:p>
      <text:p text:style-name="P14"><text:s text:c="5"/>*</text:p>
      <text:p text:style-name="P14"><text:s text:c="5"/>* @param peopleTree Ожидается TreeView&lt;Container&gt; для изменения содержимого</text:p>
      <text:p text:style-name="P14"><text:s text:c="5"/>* @version 3.0</text:p>
      <text:p text:style-name="P14"><text:s text:c="5"/>* @since 1.0</text:p>
      <text:p text:style-name="P14"><text:s text:c="5"/>*/</text:p>
      <text:p text:style-name="P14"><text:s text:c="4"/>public void removeLowerObject(TreeView&lt;Container&gt; peopleTree) {</text:p>
      <text:p text:style-name="P14"><text:s text:c="8"/>if (dataStage == null) {</text:p>
      <text:p text:style-name="P14"><text:s text:c="12"/>readDataFromTextField("{name=\"name\";age=1}");</text:p>
      <text:p text:style-name="P14"><text:s text:c="8"/>} else {</text:p>
      <text:p text:style-name="P14"><text:s text:c="12"/>dataStage.toFront();</text:p>
      <text:p text:style-name="P14"><text:s text:c="8"/>}</text:p>
      <text:p text:style-name="P14"/>
      <text:p text:style-name="P14"><text:s text:c="8"/>buttonOK.setOnKeyPressed(event -&gt; {</text:p>
      <text:p text:style-name="P14"><text:s text:c="12"/>if (event.getCode() == KeyCode.ENTER) {</text:p>
      <text:p text:style-name="P14"><text:s text:c="16"/>removeFromCollectionWithObject(peopleEntry -&gt; peopleEntry.getValue().getAge() &lt; people.getAge(), peopleTree, keyTextField);</text:p>
      <text:p text:style-name="P14"><text:s text:c="12"/>}</text:p>
      <text:p text:style-name="P14"><text:s text:c="8"/>});</text:p>
      <text:p text:style-name="P14"/>
      <text:p text:style-name="P14"><text:s text:c="8"/>buttonOK.setOnMouseClicked(event -&gt; removeFromCollectionWithObject(peopleEntry -&gt; peopleEntry.getValue().getAge() &lt; people.getAge(), peopleTree, keyTextField));</text:p>
      <text:p text:style-name="P14"/>
      <text:p text:style-name="P14"><text:s text:c="4"/>}</text:p>
      <text:p text:style-name="P14"/>
      <text:p text:style-name="P14"><text:s text:c="4"/>/**</text:p>
      <text:p text:style-name="P14"><text:s text:c="5"/>* Команда remove_lower.</text:p>
      <text:p text:style-name="P14"><text:s text:c="5"/>* Удаляет из коллекции все элементы, ключ которых меньше, чем заданный.</text:p>
      <text:p text:style-name="P14"><text:s text:c="5"/>*</text:p>
      <text:p text:style-name="P14"><text:s text:c="5"/>* @param peopleTree Ожидается TreeView&lt;Container&gt; для изменения содержимого</text:p>
      <text:p text:style-name="P14"><text:s text:c="5"/>* @version 1.0</text:p>
      <text:p text:style-name="P14"><text:s text:c="5"/>*/</text:p>
      <text:p text:style-name="P14"><text:s text:c="4"/>public void removeLowerKey(TreeView&lt;Container&gt; peopleTree) {</text:p>
      <text:p text:style-name="P14"><text:s text:c="8"/>if (dataStage == null) {</text:p>
      <text:p text:style-name="P14"><text:s text:c="12"/>readDataFromTextField("Key");</text:p>
      <text:p text:style-name="P14"><text:s text:c="8"/>} else {</text:p>
      <text:p text:style-name="P14"><text:s text:c="12"/>dataStage.toFront();</text:p>
      <text:p text:style-name="P14"><text:s text:c="8"/>}</text:p>
      <text:p text:style-name="P14"/>
      <text:p text:style-name="P14"><text:s text:c="8"/>buttonOK.setOnKeyPressed(event -&gt; {</text:p>
      <text:p text:style-name="P14"><text:s text:c="12"/>if (event.getCode() == KeyCode.ENTER) {</text:p>
      <text:p text:style-name="P14"><text:s text:c="16"/>removeFromCollectionWithKey(peopleEntry -&gt; peopleEntry.getKey().compareTo(data) &lt; 0, peopleTree, keyTextField);</text:p>
      <text:p text:style-name="P14"><text:s text:c="12"/>}</text:p>
      <text:p text:style-name="P14"><text:s text:c="8"/>});</text:p>
      <text:p text:style-name="P14"/>
      <text:p text:style-name="P14"><text:s text:c="8"/>buttonOK.setOnMouseClicked(event -&gt; removeFromCollectionWithKey(peopleEntry -&gt; peopleEntry.getKey().compareTo(data) &lt; 0, peopleTree, keyTextField));</text:p>
      <text:p text:style-name="P14"/>
      <text:p text:style-name="P14"><text:s text:c="4"/>}</text:p>
      <text:p text:style-name="P14"/>
      <text:p text:style-name="P14"><text:s text:c="4"/>private void readDataFromTextField(String element) {</text:p>
      <text:p text:style-name="P14"><text:s text:c="8"/>dataStage = new Stage();</text:p>
      <text:p text:style-name="P14"/>
      <text:p text:style-name="P14"/>
      <text:p text:style-name="P14"><text:s text:c="8"/>Label keyLabel = new Label("Please, enter " + element);</text:p>
      <text:p text:style-name="P14"><text:s text:c="8"/>keyLabel.setFont(Font.font("Helvetica", FontWeight.LIGHT, 16));</text:p>
      <text:p text:style-name="P14"/>
      <text:p text:style-name="P14"><text:s text:c="8"/>keyTextField.setPromptText(element);</text:p>
      <text:p text:style-name="P14"/>
      <text:p text:style-name="P14"/>
      <text:p text:style-name="P14"><text:s text:c="8"/>HBox buttonOKHBox = new HBox(buttonOK);</text:p>
      <text:p text:style-name="P14"><text:s text:c="8"/>buttonOKHBox.setPadding(new Insets(0, 18, 0, 245));</text:p>
      <text:p text:style-name="P14"/>
      <text:p text:style-name="P14"><text:s text:c="8"/>VBox enterKeyVBox = new VBox(keyLabel, keyTextField, buttonOKHBox);</text:p>
      <text:p text:style-name="P14"><text:s text:c="8"/>enterKeyVBox.setSpacing(5);</text:p>
      <text:p text:style-name="P14"/>
      <text:p text:style-name="P14"><text:soft-page-break/><text:s text:c="8"/>dataStage.setTitle(element);</text:p>
      <text:p text:style-name="P14"><text:s text:c="8"/>dataStage.centerOnScreen();</text:p>
      <text:p text:style-name="P14"><text:s text:c="8"/>dataStage.setScene(new Scene(enterKeyVBox, 300, 90));</text:p>
      <text:p text:style-name="P14"><text:s text:c="8"/>dataStage.toFront();</text:p>
      <text:p text:style-name="P14"><text:s text:c="8"/>dataStage.setMaximized(false);</text:p>
      <text:p text:style-name="P14"><text:s text:c="8"/>dataStage.setResizable(false);</text:p>
      <text:p text:style-name="P14"><text:s text:c="8"/>dataStage.show();</text:p>
      <text:p text:style-name="P14"><text:s text:c="8"/>dataStage.setOnCloseRequest(event -&gt; dataStage = null);</text:p>
      <text:p text:style-name="P14"><text:s text:c="4"/>}</text:p>
      <text:p text:style-name="P14"/>
      <text:p text:style-name="P14"><text:s text:c="4"/>private void removeFromCollectionWithKey(Predicate&lt;Map.Entry&lt;String, People&gt;&gt; predicate, TreeView&lt;Container&gt; peopleTree, TextField textField) {</text:p>
      <text:p text:style-name="P14"><text:s text:c="8"/>this.data = textField.getText();</text:p>
      <text:p text:style-name="P14"><text:s text:c="8"/>dataStage.close();</text:p>
      <text:p text:style-name="P14"><text:s text:c="8"/>dataStage = null;</text:p>
      <text:p text:style-name="P14"/>
      <text:p text:style-name="P14"><text:s text:c="8"/>int size = Storage.getInstanceOf().getFamily().size();</text:p>
      <text:p text:style-name="P14"><text:s text:c="8"/>Storage.getInstanceOf().getFamily().entrySet().removeIf(predicate);</text:p>
      <text:p text:style-name="P14"><text:s text:c="8"/>peopleTree.setRoot(MainWindow.getTreeForPeople());</text:p>
      <text:p text:style-name="P14"><text:s text:c="8"/>new ShowAlert(Alert.AlertType.INFORMATION, "Done", "Операция выполнена успешно. \nУдалено " + (size - Storage.getInstanceOf().getFamily().size()) + " объекта.");</text:p>
      <text:p text:style-name="P14"><text:s text:c="4"/>}</text:p>
      <text:p text:style-name="P14"/>
      <text:p text:style-name="P14"/>
      <text:p text:style-name="P14"><text:s text:c="4"/>private void removeFromCollectionWithObject(Predicate&lt;Map.Entry&lt;String, People&gt;&gt; predicate, TreeView&lt;Container&gt; peopleTree, TextField textField) {</text:p>
      <text:p text:style-name="P14"><text:s text:c="8"/>this.data = textField.getText();</text:p>
      <text:p text:style-name="P14"><text:s text:c="8"/>dataStage.close();</text:p>
      <text:p text:style-name="P14"><text:s text:c="8"/>dataStage = null;</text:p>
      <text:p text:style-name="P14"/>
      <text:p text:style-name="P14"><text:s text:c="8"/>try {</text:p>
      <text:p text:style-name="P14"><text:s text:c="12"/>people = gson.fromJson(data, People.class);</text:p>
      <text:p text:style-name="P14"><text:s text:c="12"/>int size = Storage.getInstanceOf().getFamily().size();</text:p>
      <text:p text:style-name="P14"><text:s text:c="12"/>Storage.getInstanceOf().getFamily().entrySet().removeIf(predicate);</text:p>
      <text:p text:style-name="P14"><text:s text:c="12"/>peopleTree.setRoot(MainWindow.getTreeForPeople());</text:p>
      <text:p text:style-name="P14"><text:s text:c="12"/>new ShowAlert(Alert.AlertType.INFORMATION, "Done", "Операция выполнена успешно. \nУдалено " + (size - Storage.getInstanceOf().getFamily().size()) + " объекта.");</text:p>
      <text:p text:style-name="P14"><text:s text:c="8"/>} catch (JsonSyntaxException ex) {</text:p>
      <text:p text:style-name="P14"><text:s text:c="12"/>new ShowAlert(Alert.AlertType.ERROR, "Error", "Не удалось распознать объект, \nпроверьте корректность данных");</text:p>
      <text:p text:style-name="P14"><text:s text:c="8"/>} catch (NullPointerException ex) {</text:p>
      <text:p text:style-name="P14"><text:s text:c="12"/>new ShowAlert(Alert.AlertType.ERROR, "Error", "Не ввели данные об объекте\n ");</text:p>
      <text:p text:style-name="P14"><text:s text:c="8"/>}</text:p>
      <text:p text:style-name="P14"><text:s text:c="4"/>}</text:p>
      <text:p text:style-name="P14"/>
      <text:p text:style-name="P14"/>
      <text:p text:style-name="P14">}</text:p>
      <text:p text:style-name="P14"/>
      <text:h text:style-name="P17" text:outline-level="2">class SaveDataToFile</text:h>
      <text:p text:style-name="P14">package commands;</text:p>
      <text:p text:style-name="P14"/>
      <text:p text:style-name="P14">import GUI.Storage;</text:p>
      <text:p text:style-name="P14">import com.google.gson.Gson;</text:p>
      <text:p text:style-name="P14">import com.google.gson.GsonBuilder;</text:p>
      <text:p text:style-name="P14">import deprecated.People;</text:p>
      <text:p text:style-name="P14">import old.school.Botherable;</text:p>
      <text:p text:style-name="P14">import old.school.Chatable;</text:p>
      <text:p text:style-name="P14">import old.school.InterfaceAdapter;</text:p>
      <text:p text:style-name="P14">import old.school.Missable;</text:p>
      <text:p text:style-name="P14"/>
      <text:p text:style-name="P14">import java.io.FileNotFoundException;</text:p>
      <text:p text:style-name="P14">import java.io.PrintWriter;</text:p>
      <text:p text:style-name="P14">import java.util.Properties;</text:p>
      <text:p text:style-name="P14"/>
      <text:p text:style-name="P14">/**</text:p>
      <text:p text:style-name="P14"><text:s/>* Created by slavik on 11.04.17.</text:p>
      <text:p text:style-name="P14"><text:s/>*/</text:p>
      <text:p text:style-name="P14">public final class SaveDataToFile implements Runnable {</text:p>
      <text:p text:style-name="P14"/>
      <text:p text:style-name="P14"><text:s text:c="4"/>@Override</text:p>
      <text:p text:style-name="P14"><text:s text:c="4"/>public void run() {</text:p>
      <text:p text:style-name="P14"><text:s text:c="8"/>GsonBuilder builder = new GsonBuilder();</text:p>
      <text:p text:style-name="P14"/>
      <text:p text:style-name="P14"><text:s text:c="8"/>builder.registerTypeAdapter(Missable.class, new InterfaceAdapter&lt;People&gt;());</text:p>
      <text:p text:style-name="P14"><text:s text:c="8"/>builder.registerTypeAdapter(Chatable.class, new InterfaceAdapter&lt;People&gt;());</text:p>
      <text:p text:style-name="P14"><text:s text:c="8"/>builder.registerTypeAdapter(Botherable.class, new InterfaceAdapter&lt;People&gt;());</text:p>
      <text:p text:style-name="P14"/>
      <text:p text:style-name="P14"><text:soft-page-break/><text:s text:c="8"/>Gson gson = builder.create();</text:p>
      <text:p text:style-name="P14"/>
      <text:p text:style-name="P14"><text:s text:c="8"/>try (PrintWriter printWriter = new PrintWriter("objects")) {</text:p>
      <text:p text:style-name="P14"><text:s text:c="12"/>printWriter.println(gson.toJson(Storage.getInstanceOf().getFamily()));</text:p>
      <text:p text:style-name="P14"><text:s text:c="8"/>}catch (FileNotFoundException ex ){</text:p>
      <text:p text:style-name="P14"><text:s text:c="12"/>try(PrintWriter writeLog = new PrintWriter("../out/log")) {</text:p>
      <text:p text:style-name="P14"><text:s text:c="16"/>writeLog.write(ex.getMessage()+"\n");</text:p>
      <text:p text:style-name="P14"><text:s text:c="12"/>} catch (FileNotFoundException e) {</text:p>
      <text:p text:style-name="P14"><text:s text:c="16"/>//doNothing();</text:p>
      <text:p text:style-name="P14"><text:s text:c="12"/>}</text:p>
      <text:p text:style-name="P14"><text:s text:c="8"/>}</text:p>
      <text:p text:style-name="P14"><text:s text:c="4"/>}</text:p>
      <text:p text:style-name="P14">}</text:p>
      <text:p text:style-name="P14"/>
      <text:h text:style-name="P17" text:outline-level="2">class TreeTextFieldEditor</text:h>
      <text:p text:style-name="P14">package commands;</text:p>
      <text:p text:style-name="P14"/>
      <text:p text:style-name="P14">import GUI.Container;</text:p>
      <text:p text:style-name="P14">import GUI.ContainerType;</text:p>
      <text:p text:style-name="P14">import GUI.Storage;</text:p>
      <text:p text:style-name="P14">import javafx.scene.control.TextField;</text:p>
      <text:p text:style-name="P14">import javafx.scene.control.TreeCell;</text:p>
      <text:p text:style-name="P14">import javafx.scene.control.TreeView;</text:p>
      <text:p text:style-name="P14">import javafx.scene.input.KeyCode;</text:p>
      <text:p text:style-name="P14">import javafx.scene.input.KeyEvent;</text:p>
      <text:p text:style-name="P14"/>
      <text:p text:style-name="P14">public class TreeTextFieldEditor extends TreeCell&lt;Container&gt; {</text:p>
      <text:p text:style-name="P14"><text:s text:c="4"/>private TextField textField;</text:p>
      <text:p text:style-name="P14"><text:s text:c="4"/>private TreeView&lt;Container&gt; tree;</text:p>
      <text:p text:style-name="P14"/>
      <text:p text:style-name="P14"><text:s text:c="4"/>public TreeTextFieldEditor(TreeView&lt;Container&gt; tree) {</text:p>
      <text:p text:style-name="P14"><text:s text:c="8"/>this.tree = tree;</text:p>
      <text:p text:style-name="P14"><text:s text:c="4"/>}</text:p>
      <text:p text:style-name="P14"/>
      <text:p text:style-name="P14"><text:s text:c="4"/>@Override</text:p>
      <text:p text:style-name="P14"><text:s text:c="4"/>public void cancelEdit() {</text:p>
      <text:p text:style-name="P14"><text:s text:c="8"/>super.cancelEdit();</text:p>
      <text:p text:style-name="P14"><text:s text:c="4"/>}</text:p>
      <text:p text:style-name="P14"/>
      <text:p text:style-name="P14"><text:s text:c="4"/>@Override</text:p>
      <text:p text:style-name="P14"><text:s text:c="4"/>public void startEdit() {</text:p>
      <text:p text:style-name="P14"><text:s text:c="8"/>super.startEdit();</text:p>
      <text:p text:style-name="P14"><text:s text:c="8"/>if (textField == null)</text:p>
      <text:p text:style-name="P14"><text:s text:c="12"/>createTextField();</text:p>
      <text:p text:style-name="P14"><text:s text:c="8"/>setText(null);</text:p>
      <text:p text:style-name="P14"><text:s text:c="8"/>setGraphic(textField);</text:p>
      <text:p text:style-name="P14"><text:s text:c="8"/>textField.selectAll();</text:p>
      <text:p text:style-name="P14"><text:s text:c="4"/>}</text:p>
      <text:p text:style-name="P14"/>
      <text:p text:style-name="P14"><text:s text:c="4"/>private void createTextField() {</text:p>
      <text:p text:style-name="P14"><text:s text:c="8"/>textField = new TextField(getString());</text:p>
      <text:p text:style-name="P14"><text:s text:c="8"/>textField.setOnKeyReleased(e -&gt; {</text:p>
      <text:p text:style-name="P14"><text:s text:c="12"/>if (e.getCode() == KeyCode.ENTER) {</text:p>
      <text:p text:style-name="P14"><text:s text:c="16"/>if (getItem().getType() == ContainerType.ELEMENT) {</text:p>
      <text:p text:style-name="P14"><text:s text:c="20"/>commitEdit(getItem());</text:p>
      <text:p text:style-name="P14"><text:s text:c="20"/>getItem().setValue(textField.getText());</text:p>
      <text:p text:style-name="P14"><text:s text:c="20"/>Storage.getInstanceOf().getFamily().get(getItem().getKey()).setName(getItem().getValue());</text:p>
      <text:p text:style-name="P14"><text:s text:c="16"/>}</text:p>
      <text:p text:style-name="P14"><text:s text:c="12"/>} else if (e.getCode() == KeyCode.ESCAPE) {</text:p>
      <text:p text:style-name="P14"><text:s text:c="16"/>cancelEdit();</text:p>
      <text:p text:style-name="P14"><text:s text:c="12"/>}</text:p>
      <text:p text:style-name="P14"><text:s text:c="8"/>});</text:p>
      <text:p text:style-name="P14"><text:s text:c="4"/>}</text:p>
      <text:p text:style-name="P14"/>
      <text:p text:style-name="P14"><text:s text:c="4"/>private String getString() {</text:p>
      <text:p text:style-name="P14"><text:s text:c="8"/>return getItem() == null ? "" : getItem().getValue();</text:p>
      <text:p text:style-name="P14"><text:s text:c="4"/>}</text:p>
      <text:p text:style-name="P14"/>
      <text:p text:style-name="P14"><text:s text:c="4"/>@Override</text:p>
      <text:p text:style-name="P14"><text:s text:c="4"/>protected void updateItem(Container string, boolean empty) {</text:p>
      <text:p text:style-name="P14"><text:s text:c="8"/>super.updateItem(string, empty);</text:p>
      <text:p text:style-name="P14"><text:s text:c="8"/>if (empty) {</text:p>
      <text:p text:style-name="P14"><text:s text:c="12"/>setText(null);</text:p>
      <text:p text:style-name="P14"><text:s text:c="12"/>setGraphic(null);</text:p>
      <text:p text:style-name="P14"><text:s text:c="8"/>} else {</text:p>
      <text:p text:style-name="P14"><text:s text:c="12"/>if (isEditing()) {</text:p>
      <text:p text:style-name="P14"><text:soft-page-break/><text:s text:c="16"/>if (textField != null) {</text:p>
      <text:p text:style-name="P14"><text:s text:c="20"/>textField.setText(getString());</text:p>
      <text:p text:style-name="P14"><text:s text:c="16"/>}</text:p>
      <text:p text:style-name="P14"><text:s text:c="16"/>setText(null);</text:p>
      <text:p text:style-name="P14"><text:s text:c="16"/>setGraphic(textField);</text:p>
      <text:p text:style-name="P14"><text:s text:c="12"/>} else {</text:p>
      <text:p text:style-name="P14"><text:s text:c="16"/>setText(getString());</text:p>
      <text:p text:style-name="P14"><text:s text:c="16"/>setGraphic(getTreeItem().getGraphic());</text:p>
      <text:p text:style-name="P14"><text:s text:c="12"/>}</text:p>
      <text:p text:style-name="P14"><text:s text:c="8"/>}</text:p>
      <text:p text:style-name="P14"><text:s text:c="4"/>}</text:p>
      <text:p text:style-name="P14">}</text:p>
      <text:p text:style-name="P14"/>
      <text:h text:style-name="P17" text:outline-level="2">interface ButtonOkListener</text:h>
      <text:p text:style-name="P14">package GUI;</text:p>
      <text:p text:style-name="P14"/>
      <text:p text:style-name="P14">/**</text:p>
      <text:p text:style-name="P14"><text:s/>* Created by slavik on 08.04.17.</text:p>
      <text:p text:style-name="P14"><text:s/>*/</text:p>
      <text:p text:style-name="P14">public interface ButtonOKListener {</text:p>
      <text:p text:style-name="P14"><text:s text:c="4"/>void buttonOKListener();</text:p>
      <text:p text:style-name="P14">}</text:p>
      <text:p text:style-name="P14"/>
      <text:h text:style-name="P19" text:outline-level="1">class Container</text:h>
      <text:p text:style-name="P14">package GUI;</text:p>
      <text:p text:style-name="P14"/>
      <text:p text:style-name="P14">import deprecated.People;</text:p>
      <text:p text:style-name="P14"/>
      <text:p text:style-name="P14">/**</text:p>
      <text:p text:style-name="P14"><text:s/>* Created by slavik on 17.04.17.</text:p>
      <text:p text:style-name="P14"><text:s/>*/</text:p>
      <text:p text:style-name="P14">public class Container {</text:p>
      <text:p text:style-name="P14"><text:s text:c="4"/>private String key;</text:p>
      <text:p text:style-name="P14"><text:s text:c="4"/>private String value;</text:p>
      <text:p text:style-name="P14"><text:s text:c="4"/>private ContainerType type;</text:p>
      <text:p text:style-name="P14"/>
      <text:p text:style-name="P14"><text:s text:c="4"/>public Container(String key, String value, ContainerType type) {</text:p>
      <text:p text:style-name="P14"><text:s text:c="8"/>this.key = key;</text:p>
      <text:p text:style-name="P14"><text:s text:c="8"/>this.value = value;</text:p>
      <text:p text:style-name="P14"><text:s text:c="8"/>this.type = type;</text:p>
      <text:p text:style-name="P14"><text:s text:c="4"/>}</text:p>
      <text:p text:style-name="P14"/>
      <text:p text:style-name="P14"><text:s text:c="4"/>public String getKey() {</text:p>
      <text:p text:style-name="P14"><text:s text:c="8"/>return key;</text:p>
      <text:p text:style-name="P14"><text:s text:c="4"/>}</text:p>
      <text:p text:style-name="P14"/>
      <text:p text:style-name="P14"><text:s text:c="4"/>public String getValue() {</text:p>
      <text:p text:style-name="P14"><text:s text:c="8"/>return value;</text:p>
      <text:p text:style-name="P14"><text:s text:c="4"/>}</text:p>
      <text:p text:style-name="P14"/>
      <text:p text:style-name="P14"><text:s text:c="4"/>public void setKey(String key) {</text:p>
      <text:p text:style-name="P14"><text:s text:c="8"/>this.key = key;</text:p>
      <text:p text:style-name="P14"><text:s text:c="4"/>}</text:p>
      <text:p text:style-name="P14"/>
      <text:p text:style-name="P14"><text:s text:c="4"/>public void setValue(String value) {</text:p>
      <text:p text:style-name="P14"><text:s text:c="8"/>this.value = value;</text:p>
      <text:p text:style-name="P14"><text:s text:c="4"/>}</text:p>
      <text:p text:style-name="P14"/>
      <text:p text:style-name="P14"><text:s text:c="4"/>public ContainerType getType() {</text:p>
      <text:p text:style-name="P14"><text:s text:c="8"/>return type;</text:p>
      <text:p text:style-name="P14"><text:s text:c="4"/>}</text:p>
      <text:p text:style-name="P14"/>
      <text:p text:style-name="P14"><text:s text:c="4"/>public void setType(ContainerType type) {</text:p>
      <text:p text:style-name="P14"><text:s text:c="8"/>this.type = type;</text:p>
      <text:p text:style-name="P14"><text:s text:c="4"/>}</text:p>
      <text:p text:style-name="P14">}</text:p>
      <text:h text:style-name="P17" text:outline-level="2">enum ContainerType</text:h>
      <text:p text:style-name="P14">package GUI;</text:p>
      <text:p text:style-name="P14"/>
      <text:p text:style-name="P14">/**</text:p>
      <text:p text:style-name="P14"><text:soft-page-break/><text:s/>* Created by slavik on 17.04.17.</text:p>
      <text:p text:style-name="P14"><text:s/>*/</text:p>
      <text:p text:style-name="P14">public enum ContainerType {</text:p>
      <text:p text:style-name="P14"><text:s text:c="4"/>COLLECTION,</text:p>
      <text:p text:style-name="P14"><text:s text:c="4"/>ELEMENT,</text:p>
      <text:p text:style-name="P14"><text:s text:c="4"/>AGE</text:p>
      <text:p text:style-name="P14"/>
      <text:p text:style-name="P14">}</text:p>
      <text:p text:style-name="P14"/>
      <text:h text:style-name="P17" text:outline-level="2">class LoginWindow</text:h>
      <text:p text:style-name="P14">package GUI;</text:p>
      <text:p text:style-name="P14"/>
      <text:p text:style-name="P14">import Register.RegisterAccount;</text:p>
      <text:p text:style-name="P14">import Register.RegisterFullVersion;</text:p>
      <text:p text:style-name="P14">import Register.RegisterWindow;</text:p>
      <text:p text:style-name="P14">import Register.Registerable;</text:p>
      <text:p text:style-name="P14">import javafx.geometry.Insets;</text:p>
      <text:p text:style-name="P14">import javafx.geometry.Pos;</text:p>
      <text:p text:style-name="P14">import javafx.scene.Scene;</text:p>
      <text:p text:style-name="P14">import javafx.scene.control.*;</text:p>
      <text:p text:style-name="P14">import javafx.scene.image.Image;</text:p>
      <text:p text:style-name="P14">import javafx.scene.image.ImageView;</text:p>
      <text:p text:style-name="P14">import javafx.scene.input.KeyCode;</text:p>
      <text:p text:style-name="P14">import javafx.scene.layout.*;</text:p>
      <text:p text:style-name="P14">import javafx.scene.paint.Paint;</text:p>
      <text:p text:style-name="P14">import javafx.scene.text.Font;</text:p>
      <text:p text:style-name="P14">import javafx.scene.text.FontWeight;</text:p>
      <text:p text:style-name="P14">import javafx.stage.Stage;</text:p>
      <text:p text:style-name="P14"/>
      <text:p text:style-name="P14">import java.net.URL;</text:p>
      <text:p text:style-name="P14">import java.util.ArrayList;</text:p>
      <text:p text:style-name="P14">import java.util.List;</text:p>
      <text:p text:style-name="P14"/>
      <text:p text:style-name="P14">/**</text:p>
      <text:p text:style-name="P14"><text:s/>* Created by slavik on 02.04.17.</text:p>
      <text:p text:style-name="P14"><text:s/>*/</text:p>
      <text:p text:style-name="P14">public class LoginWindow implements Runnable {</text:p>
      <text:p text:style-name="P14"/>
      <text:p text:style-name="P14"><text:s text:c="4"/>private PasswordField userPasswordField;</text:p>
      <text:p text:style-name="P14"><text:s text:c="4"/>private TextField userNameTextField;</text:p>
      <text:p text:style-name="P14"><text:s text:c="4"/>private Stage primaryStage;</text:p>
      <text:p text:style-name="P14"><text:s text:c="4"/>private VBox rootVBox = new VBox();</text:p>
      <text:p text:style-name="P14"><text:s text:c="4"/>private HBox rootHBox = new HBox();</text:p>
      <text:p text:style-name="P14"><text:s text:c="4"/>private Label messageLabel = new Label();</text:p>
      <text:p text:style-name="P14"><text:s text:c="4"/>private Version version = Version.LIMITED;</text:p>
      <text:p text:style-name="P14"><text:s text:c="4"/>private Registerable registerFullVersion = new RegisterFullVersion();</text:p>
      <text:p text:style-name="P14"/>
      <text:p text:style-name="P14"><text:s text:c="4"/>public LoginWindow(Stage primaryStage) {</text:p>
      <text:p text:style-name="P14"><text:s text:c="8"/>this.primaryStage = primaryStage;</text:p>
      <text:p text:style-name="P14"><text:s text:c="4"/>}</text:p>
      <text:p text:style-name="P14"/>
      <text:p text:style-name="P14"><text:s text:c="4"/>public void run() {</text:p>
      <text:p text:style-name="P14"><text:s text:c="8"/>rootHBox.setAlignment(Pos.CENTER);</text:p>
      <text:p text:style-name="P14"><text:s text:c="8"/>rootHBox.setStyle("-fx-background-color: #3FF4CB;");</text:p>
      <text:p text:style-name="P14"/>
      <text:p text:style-name="P14"/>
      <text:p text:style-name="P14"><text:s text:c="8"/>rootVBox.setStyle("-fx-background-color: #3FF4CB;");</text:p>
      <text:p text:style-name="P14"><text:s text:c="8"/>rootVBox.setAlignment(Pos.CENTER_LEFT);</text:p>
      <text:p text:style-name="P14"/>
      <text:p text:style-name="P14"><text:s text:c="8"/>rootHBox.getChildren().add(rootVBox);</text:p>
      <text:p text:style-name="P14"><text:s text:c="8"/>rootVBox.getChildren().addAll(</text:p>
      <text:p text:style-name="P14"><text:s text:c="16"/>showWelcomeHBox(),</text:p>
      <text:p text:style-name="P14"><text:s text:c="16"/>showUserNameHBox(),</text:p>
      <text:p text:style-name="P14"><text:s text:c="16"/>showUserPasswordHBox(),</text:p>
      <text:p text:style-name="P14"><text:s text:c="16"/>getMessageHBox(),</text:p>
      <text:p text:style-name="P14"><text:s text:c="16"/>showSubmitButtonHBox(),</text:p>
      <text:p text:style-name="P14"><text:s text:c="16"/>getAccount(),</text:p>
      <text:p text:style-name="P14"><text:s text:c="16"/>getFullVersion());</text:p>
      <text:p text:style-name="P14"/>
      <text:p text:style-name="P14"><text:s text:c="8"/>primaryStage.setTitle("Work with Collection");</text:p>
      <text:p text:style-name="P14"><text:s text:c="8"/>primaryStage.setMinHeight(360);</text:p>
      <text:p text:style-name="P14"><text:s text:c="8"/>primaryStage.setMinWidth(405);</text:p>
      <text:p text:style-name="P14"><text:s text:c="8"/>primaryStage.setScene(new Scene(rootHBox, 405, 360));</text:p>
      <text:p text:style-name="P14"><text:s text:c="8"/>primaryStage.show();</text:p>
      <text:p text:style-name="P14"><text:s text:c="4"/>}</text:p>
      <text:p text:style-name="P14"/>
      <text:p text:style-name="P14"><text:soft-page-break/><text:s text:c="4"/>private HBox showSubmitButtonHBox() {</text:p>
      <text:p text:style-name="P14"><text:s text:c="8"/>HBox submitButtonHBox = new HBox();</text:p>
      <text:p text:style-name="P14"><text:s text:c="8"/>submitButtonHBox.setPadding(new Insets(0, 10, 20, 35));</text:p>
      <text:p text:style-name="P14"><text:s text:c="8"/>submitButtonHBox.setSpacing(100);</text:p>
      <text:p text:style-name="P14"/>
      <text:p text:style-name="P14"><text:s text:c="8"/>Button submitButton = new Button("Submit");</text:p>
      <text:p text:style-name="P14"><text:s text:c="8"/>submitButtonHBox.getChildren().addAll(showColorPicker(), submitButton);</text:p>
      <text:p text:style-name="P14"/>
      <text:p text:style-name="P14"><text:s text:c="8"/>submitButton.setOnKeyPressed(keyEvent -&gt; {</text:p>
      <text:p text:style-name="P14"><text:s text:c="12"/>if (keyEvent.getCode() == KeyCode.ENTER) {</text:p>
      <text:p text:style-name="P14"><text:s text:c="16"/>submitButtonListener();</text:p>
      <text:p text:style-name="P14"><text:s text:c="12"/>}</text:p>
      <text:p text:style-name="P14"><text:s text:c="8"/>});</text:p>
      <text:p text:style-name="P14"/>
      <text:p text:style-name="P14"><text:s text:c="8"/>submitButton.setOnMouseClicked(event -&gt; submitButtonListener());</text:p>
      <text:p text:style-name="P14"/>
      <text:p text:style-name="P14"><text:s text:c="8"/>return submitButtonHBox;</text:p>
      <text:p text:style-name="P14"><text:s text:c="4"/>}</text:p>
      <text:p text:style-name="P14"/>
      <text:p text:style-name="P14"><text:s text:c="4"/>private void submitButtonListener() {</text:p>
      <text:p text:style-name="P14"><text:s text:c="8"/>if (checkInputData()) {</text:p>
      <text:p text:style-name="P14"><text:s text:c="12"/>primaryStage.close();</text:p>
      <text:p text:style-name="P14"><text:s text:c="12"/>if (Version.FULL ==version) {</text:p>
      <text:p text:style-name="P14"><text:s text:c="16"/>alertVersion("You have full version");</text:p>
      <text:p text:style-name="P14"><text:s text:c="12"/>} else {</text:p>
      <text:p text:style-name="P14"><text:s text:c="16"/>alertVersion("You have limited version");</text:p>
      <text:p text:style-name="P14"><text:s text:c="12"/>}</text:p>
      <text:p text:style-name="P14"><text:s text:c="12"/>new MainWindow(version).showWindow();</text:p>
      <text:p text:style-name="P14"><text:s text:c="8"/>} else {</text:p>
      <text:p text:style-name="P14"><text:s text:c="12"/>messageLabel.setText("Failed username or password");</text:p>
      <text:p text:style-name="P14"><text:s text:c="8"/>}</text:p>
      <text:p text:style-name="P14"><text:s text:c="4"/>}</text:p>
      <text:p text:style-name="P14"/>
      <text:p text:style-name="P14"><text:s text:c="4"/>private void alertVersion(String message) {</text:p>
      <text:p text:style-name="P14"><text:s text:c="8"/>Alert alert = new Alert(Alert.AlertType.INFORMATION);</text:p>
      <text:p text:style-name="P14"><text:s text:c="8"/>alert.setHeaderText(null);</text:p>
      <text:p text:style-name="P14"><text:s text:c="8"/>alert.setTitle("Done");</text:p>
      <text:p text:style-name="P14"><text:s text:c="8"/>alert.setContentText(message);</text:p>
      <text:p text:style-name="P14"><text:s text:c="8"/>alert.showAndWait();</text:p>
      <text:p text:style-name="P14"><text:s text:c="4"/>}</text:p>
      <text:p text:style-name="P14"/>
      <text:p text:style-name="P14"><text:s text:c="4"/>private boolean checkInputData() {</text:p>
      <text:p text:style-name="P14"><text:s text:c="8"/>RegisterWindow registerWindow = new RegisterWindow();</text:p>
      <text:p text:style-name="P14"><text:s text:c="8"/>List&lt;String&gt; data = new ArrayList&lt;&gt;();</text:p>
      <text:p text:style-name="P14"><text:s text:c="8"/>data.add(userNameTextField.getText());</text:p>
      <text:p text:style-name="P14"><text:s text:c="8"/>data.add(userPasswordField.getText());</text:p>
      <text:p text:style-name="P14"><text:s text:c="8"/>if (registerWindow.setData(data)) {</text:p>
      <text:p text:style-name="P14"><text:s text:c="12"/>if (registerWindow.hasAccount(registerWindow.getFileNameFullVersion())) {</text:p>
      <text:p text:style-name="P14"><text:s text:c="16"/>version=Version.FULL;</text:p>
      <text:p text:style-name="P14"><text:s text:c="16"/>return true;</text:p>
      <text:p text:style-name="P14"><text:s text:c="12"/>} else {</text:p>
      <text:p text:style-name="P14"><text:s text:c="16"/>return registerWindow.hasAccount(registerWindow.getFileNameLimitedEdition());</text:p>
      <text:p text:style-name="P14"><text:s text:c="12"/>}</text:p>
      <text:p text:style-name="P14"><text:s text:c="8"/>} else {</text:p>
      <text:p text:style-name="P14"><text:s text:c="12"/>return false;</text:p>
      <text:p text:style-name="P14"><text:s text:c="8"/>}</text:p>
      <text:p text:style-name="P14"><text:s text:c="4"/>}</text:p>
      <text:p text:style-name="P14"/>
      <text:p text:style-name="P14"><text:s text:c="4"/>private HBox showUserPasswordHBox() {</text:p>
      <text:p text:style-name="P14"><text:s text:c="8"/>HBox userPasswordHBox = new HBox();</text:p>
      <text:p text:style-name="P14"><text:s text:c="8"/>userPasswordHBox.setPadding(new Insets(10, 10, 5, 35));</text:p>
      <text:p text:style-name="P14"><text:s text:c="8"/>userPasswordHBox.setSpacing(40);</text:p>
      <text:p text:style-name="P14"/>
      <text:p text:style-name="P14"><text:s text:c="8"/>Label userPassword = new Label("Password:");</text:p>
      <text:p text:style-name="P14"><text:s text:c="8"/>userPassword.setFont(Font.font("Helvetica", FontWeight.LIGHT, 16));</text:p>
      <text:p text:style-name="P14"/>
      <text:p text:style-name="P14"><text:s text:c="8"/>userPasswordField = new PasswordField();</text:p>
      <text:p text:style-name="P14"><text:s text:c="8"/>userPasswordField.setPromptText("Enter your Password");</text:p>
      <text:p text:style-name="P14"><text:s text:c="8"/>userPasswordField.setOnKeyPressed(event -&gt; messageLabel.setText(""));</text:p>
      <text:p text:style-name="P14"><text:s text:c="8"/>userPasswordHBox.getChildren().addAll(userPassword, userPasswordField);</text:p>
      <text:p text:style-name="P14"/>
      <text:p text:style-name="P14"><text:s text:c="8"/>return userPasswordHBox;</text:p>
      <text:p text:style-name="P14"><text:s text:c="4"/>}</text:p>
      <text:p text:style-name="P14"/>
      <text:p text:style-name="P14"><text:s text:c="4"/>private HBox showUserNameHBox() {</text:p>
      <text:p text:style-name="P14"><text:s text:c="8"/>HBox userNameHBox = new HBox();</text:p>
      <text:p text:style-name="P14"><text:s text:c="8"/>userNameHBox.setPadding(new Insets(5, 10, 0, 35));</text:p>
      <text:p text:style-name="P14"><text:s text:c="8"/>userNameHBox.setSpacing(28);</text:p>
      <text:p text:style-name="P14"><text:soft-page-break/></text:p>
      <text:p text:style-name="P14"><text:s text:c="8"/>Label userName = new Label("User Name:");</text:p>
      <text:p text:style-name="P14"><text:s text:c="8"/>userName.setFont(Font.font("Helvetica", FontWeight.LIGHT, 16));</text:p>
      <text:p text:style-name="P14"/>
      <text:p text:style-name="P14"><text:s text:c="8"/>userNameTextField = new TextField();</text:p>
      <text:p text:style-name="P14"><text:s text:c="8"/>userNameTextField.setPromptText("Enter your Name");</text:p>
      <text:p text:style-name="P14"><text:s text:c="8"/>userNameTextField.setOnKeyPressed(event -&gt; messageLabel.setText(""));</text:p>
      <text:p text:style-name="P14"/>
      <text:p text:style-name="P14"><text:s text:c="8"/>userNameHBox.getChildren().addAll(userName, userNameTextField);</text:p>
      <text:p text:style-name="P14"/>
      <text:p text:style-name="P14"><text:s text:c="8"/>return userNameHBox;</text:p>
      <text:p text:style-name="P14"><text:s text:c="4"/>}</text:p>
      <text:p text:style-name="P14"/>
      <text:p text:style-name="P14"><text:s text:c="4"/>private HBox showWelcomeHBox() {</text:p>
      <text:p text:style-name="P14"><text:s text:c="8"/>HBox welcomeHBox = new HBox();</text:p>
      <text:p text:style-name="P14"><text:s text:c="8"/>welcomeHBox.setPadding(new Insets(20, 0, 15, 35));</text:p>
      <text:p text:style-name="P14"><text:s text:c="8"/>welcomeHBox.setSpacing(30);</text:p>
      <text:p text:style-name="P14"/>
      <text:p text:style-name="P14"><text:s text:c="8"/>Label welcomeLabel = new Label("Welcome");</text:p>
      <text:p text:style-name="P14"><text:s text:c="8"/>welcomeLabel.setFont(Font.font("Liberation Serif", FontWeight.LIGHT, 34));</text:p>
      <text:p text:style-name="P14"><text:s text:c="8"/>welcomeLabel.setPadding(new Insets(20, 0, 0, 0));</text:p>
      <text:p text:style-name="P14"/>
      <text:p text:style-name="P14"/>
      <text:p text:style-name="P14"><text:s text:c="8"/>URL resource = LoginWindow.class.getResource("/images/register/signup.jpg");</text:p>
      <text:p text:style-name="P14"><text:s text:c="8"/>String path = resource.toExternalForm();</text:p>
      <text:p text:style-name="P14">// <text:s text:c="7"/>System.out.println(path);</text:p>
      <text:p text:style-name="P14"><text:s text:c="8"/>Image image = new Image(path);</text:p>
      <text:p text:style-name="P14"><text:s text:c="8"/>ImageView imageView = new ImageView(image);</text:p>
      <text:p text:style-name="P14"><text:s text:c="8"/>welcomeHBox.getChildren().addAll(welcomeLabel, imageView);</text:p>
      <text:p text:style-name="P14"><text:s text:c="8"/>return welcomeHBox;</text:p>
      <text:p text:style-name="P14"><text:s text:c="4"/>}</text:p>
      <text:p text:style-name="P14"/>
      <text:p text:style-name="P14"><text:s text:c="4"/>private HBox getAccount() {</text:p>
      <text:p text:style-name="P14"><text:s text:c="8"/>HBox accountHBox = new HBox();</text:p>
      <text:p text:style-name="P14"><text:s text:c="8"/>accountHBox.setPadding(new Insets(0, 0, 0, 172));</text:p>
      <text:p text:style-name="P14"><text:s text:c="8"/>accountHBox.setSpacing(100);</text:p>
      <text:p text:style-name="P14"/>
      <text:p text:style-name="P14"><text:s text:c="8"/>Hyperlink register = new Hyperlink("Don't have an account?");</text:p>
      <text:p text:style-name="P14"/>
      <text:p text:style-name="P14"><text:s text:c="8"/>register.setOnAction(event -&gt; {</text:p>
      <text:p text:style-name="P14"><text:s text:c="12"/>Registerable registerAccount = new RegisterAccount();</text:p>
      <text:p text:style-name="P14"><text:s text:c="12"/>registerAccount.register();</text:p>
      <text:p text:style-name="P14"><text:s text:c="8"/>});</text:p>
      <text:p text:style-name="P14"/>
      <text:p text:style-name="P14"><text:s text:c="8"/>accountHBox.getChildren().add(register);</text:p>
      <text:p text:style-name="P14"/>
      <text:p text:style-name="P14"><text:s text:c="8"/>return accountHBox;</text:p>
      <text:p text:style-name="P14"><text:s text:c="4"/>}</text:p>
      <text:p text:style-name="P14"/>
      <text:p text:style-name="P14"><text:s text:c="4"/>private HBox getFullVersion() {</text:p>
      <text:p text:style-name="P14"><text:s text:c="8"/>HBox fullVersionHBox = new HBox();</text:p>
      <text:p text:style-name="P14"><text:s text:c="8"/>fullVersionHBox.setPadding(new Insets(0, 0, 0, 143));</text:p>
      <text:p text:style-name="P14"><text:s text:c="8"/>fullVersionHBox.setSpacing(100);</text:p>
      <text:p text:style-name="P14"/>
      <text:p text:style-name="P14"><text:s text:c="8"/>Hyperlink register = new Hyperlink("Want to get the full version?");</text:p>
      <text:p text:style-name="P14"/>
      <text:p text:style-name="P14"><text:s text:c="8"/>register.setOnAction(event -&gt; {</text:p>
      <text:p text:style-name="P14"><text:s text:c="12"/>if(((RegisterFullVersion)registerFullVersion).getDialogStage()==null){</text:p>
      <text:p text:style-name="P14"><text:s text:c="16"/>((RegisterFullVersion)registerFullVersion).setDialogStage(new Stage());</text:p>
      <text:p text:style-name="P14"><text:s text:c="12"/>}</text:p>
      <text:p text:style-name="P14"><text:s text:c="12"/>registerFullVersion.register();</text:p>
      <text:p text:style-name="P14"><text:s text:c="8"/>});</text:p>
      <text:p text:style-name="P14"/>
      <text:p text:style-name="P14"><text:s text:c="8"/>fullVersionHBox.getChildren().add(register);</text:p>
      <text:p text:style-name="P14"/>
      <text:p text:style-name="P14"><text:s text:c="8"/>return fullVersionHBox;</text:p>
      <text:p text:style-name="P14"><text:s text:c="4"/>}</text:p>
      <text:p text:style-name="P14"/>
      <text:p text:style-name="P14"><text:s text:c="4"/>private HBox getMessageHBox() {</text:p>
      <text:p text:style-name="P14"><text:s text:c="8"/>messageLabel.setStyle("-fx-text-fill: red;");</text:p>
      <text:p text:style-name="P14"/>
      <text:p text:style-name="P14"><text:s text:c="8"/>HBox messageHBox = new HBox(messageLabel);</text:p>
      <text:p text:style-name="P14"><text:s text:c="8"/>messageHBox.setPadding(new Insets(5, 0, 10, 150));</text:p>
      <text:p text:style-name="P14"><text:s text:c="8"/>messageHBox.setSpacing(100);</text:p>
      <text:p text:style-name="P14"/>
      <text:p text:style-name="P14"><text:s text:c="8"/>return messageHBox;</text:p>
      <text:p text:style-name="P14"><text:s text:c="4"/>}</text:p>
      <text:p text:style-name="P14"/>
      <text:p text:style-name="P14"><text:soft-page-break/><text:s text:c="4"/>private ColorPicker showColorPicker() {</text:p>
      <text:p text:style-name="P14"><text:s text:c="8"/>ColorPicker colorPicker = new ColorPicker();</text:p>
      <text:p text:style-name="P14"><text:s text:c="8"/>colorPicker.setOnAction(event -&gt; {</text:p>
      <text:p text:style-name="P14"><text:s text:c="12"/>Paint fill = colorPicker.getValue();</text:p>
      <text:p text:style-name="P14"><text:s text:c="12"/>BackgroundFill backgroundFill =</text:p>
      <text:p text:style-name="P14"><text:s text:c="20"/>new BackgroundFill(fill,</text:p>
      <text:p text:style-name="P14"><text:s text:c="28"/>CornerRadii.EMPTY,</text:p>
      <text:p text:style-name="P14"><text:s text:c="28"/>Insets.EMPTY);</text:p>
      <text:p text:style-name="P14"><text:s text:c="12"/>Background background = new Background(backgroundFill);</text:p>
      <text:p text:style-name="P14"><text:s text:c="12"/>rootHBox.setBackground(background);</text:p>
      <text:p text:style-name="P14"><text:s text:c="12"/>rootVBox.setBackground(background);</text:p>
      <text:p text:style-name="P14"><text:s text:c="8"/>});</text:p>
      <text:p text:style-name="P14"><text:s text:c="8"/>return colorPicker;</text:p>
      <text:p text:style-name="P14"><text:s text:c="4"/>}</text:p>
      <text:p text:style-name="P14">}</text:p>
      <text:p text:style-name="P14"/>
      <text:h text:style-name="P17" text:outline-level="2">class MainWindow</text:h>
      <text:p text:style-name="P14">package GUI;</text:p>
      <text:p text:style-name="P14"/>
      <text:p text:style-name="P14">import commands.*;</text:p>
      <text:p text:style-name="P14">import deprecated.People;</text:p>
      <text:p text:style-name="P14">import javafx.application.Platform;</text:p>
      <text:p text:style-name="P14">import javafx.beans.value.ObservableValue;</text:p>
      <text:p text:style-name="P14">import javafx.collections.FXCollections;</text:p>
      <text:p text:style-name="P14">import javafx.collections.ObservableList;</text:p>
      <text:p text:style-name="P14">import javafx.event.ActionEvent;</text:p>
      <text:p text:style-name="P14">import javafx.geometry.Insets;</text:p>
      <text:p text:style-name="P14">import javafx.geometry.Pos;</text:p>
      <text:p text:style-name="P14">import javafx.scene.Scene;</text:p>
      <text:p text:style-name="P14">import javafx.scene.control.*;</text:p>
      <text:p text:style-name="P14">import javafx.scene.input.KeyCode;</text:p>
      <text:p text:style-name="P14">import javafx.scene.input.KeyCombination;</text:p>
      <text:p text:style-name="P14">import javafx.scene.layout.AnchorPane;</text:p>
      <text:p text:style-name="P14">import javafx.scene.layout.HBox;</text:p>
      <text:p text:style-name="P14">import javafx.scene.layout.VBox;</text:p>
      <text:p text:style-name="P14">import javafx.stage.Stage;</text:p>
      <text:p text:style-name="P14"/>
      <text:p text:style-name="P14">import java.io.*;</text:p>
      <text:p text:style-name="P14">import java.lang.reflect.InvocationTargetException;</text:p>
      <text:p text:style-name="P14">import java.util.Date;</text:p>
      <text:p text:style-name="P14">import java.util.Map;</text:p>
      <text:p text:style-name="P14"/>
      <text:p text:style-name="P14">/**</text:p>
      <text:p text:style-name="P14"><text:s/>* Created by slavik on 01.04.17.</text:p>
      <text:p text:style-name="P14"><text:s/>*/</text:p>
      <text:p text:style-name="P14">public class MainWindow {</text:p>
      <text:p text:style-name="P14"><text:s text:c="4"/>private Stage mainWindow = new Stage();</text:p>
      <text:p text:style-name="P14"><text:s text:c="4"/>private TreeView&lt;Container&gt; peopleTree;</text:p>
      <text:p text:style-name="P14"><text:s text:c="4"/>private RemoveObject removeObject = new RemoveObject();</text:p>
      <text:p text:style-name="P14"><text:s text:c="4"/>private AddObjects addObjects = new AddObjects();</text:p>
      <text:p text:style-name="P14"><text:s text:c="4"/>private ImportObjects importObjects = new ImportObjects();</text:p>
      <text:p text:style-name="P14"><text:s text:c="4"/>private InsertObject insertObject = new InsertObject();</text:p>
      <text:p text:style-name="P14"><text:s text:c="4"/>private static final Date currentDate = new Date();</text:p>
      <text:p text:style-name="P14"><text:s text:c="4"/>private final OtherMethods otherMethods = new OtherMethods();</text:p>
      <text:p text:style-name="P14"><text:s text:c="4"/>private Version version;</text:p>
      <text:p text:style-name="P14"/>
      <text:p text:style-name="P14"/>
      <text:p text:style-name="P14"><text:s text:c="4"/>public MainWindow(Version version) {</text:p>
      <text:p text:style-name="P14"><text:s text:c="8"/>this.version = version;</text:p>
      <text:p text:style-name="P14"><text:s text:c="4"/>}</text:p>
      <text:p text:style-name="P14"/>
      <text:p text:style-name="P14"><text:s text:c="4"/>void showWindow() {</text:p>
      <text:p text:style-name="P14"><text:s text:c="8"/>Thread loadThread = new Thread(Storage.getInstanceOf());</text:p>
      <text:p text:style-name="P14"><text:s text:c="8"/>loadThread.start();</text:p>
      <text:p text:style-name="P14"><text:s text:c="8"/>try {</text:p>
      <text:p text:style-name="P14"><text:s text:c="12"/>loadThread.join();</text:p>
      <text:p text:style-name="P14"><text:s text:c="8"/>} catch (InterruptedException e) {</text:p>
      <text:p text:style-name="P14"><text:s text:c="12"/>e.printStackTrace();</text:p>
      <text:p text:style-name="P14"><text:s text:c="8"/>}</text:p>
      <text:p text:style-name="P14"/>
      <text:p text:style-name="P14"><text:s text:c="8"/>peopleTree = new TreeView&lt;&gt;(getTreeForPeople());</text:p>
      <text:p text:style-name="P14"><text:s text:c="8"/>if (version == Version.FULL) {</text:p>
      <text:p text:style-name="P14"><text:s text:c="12"/>peopleTree.setEditable(true);</text:p>
      <text:p text:style-name="P14"><text:s text:c="8"/>}</text:p>
      <text:p text:style-name="P14"><text:s text:c="8"/>peopleTree.setCellFactory(TreeTextFieldEditor::new);</text:p>
      <text:p text:style-name="P14"/>
      <text:p text:style-name="P14"><text:soft-page-break/></text:p>
      <text:p text:style-name="P14"><text:s text:c="8"/>peopleTree.setPrefWidth(10000);</text:p>
      <text:p text:style-name="P14"><text:s text:c="8"/>peopleTree.setStyle("-fx-background-color: #000000");</text:p>
      <text:p text:style-name="P14"/>
      <text:p text:style-name="P14"><text:s text:c="8"/>HBox listViewHBox = new HBox(getAnchorPaneForListView(), peopleTree);</text:p>
      <text:p text:style-name="P14"/>
      <text:p text:style-name="P14"><text:s text:c="8"/>VBox root = new VBox(getMenuBar(), listViewHBox);</text:p>
      <text:p text:style-name="P14"/>
      <text:p text:style-name="P14"/>
      <text:p text:style-name="P14"><text:s text:c="8"/>mainWindow.setTitle("Work with Collection");</text:p>
      <text:p text:style-name="P14"><text:s text:c="8"/>mainWindow.setScene(new Scene(root, 428, 382));</text:p>
      <text:p text:style-name="P14"><text:s text:c="8"/>mainWindow.show();</text:p>
      <text:p text:style-name="P14"><text:s text:c="4"/>}</text:p>
      <text:p text:style-name="P14"/>
      <text:p text:style-name="P14"><text:s text:c="4"/>public static TreeItem&lt;Container&gt; getTreeForPeople() {</text:p>
      <text:p text:style-name="P14"><text:s text:c="8"/>TreeItem&lt;Container&gt; family = new TreeItem&lt;&gt;(new Container(null, "Family", ContainerType.COLLECTION));</text:p>
      <text:p text:style-name="P14"><text:s text:c="8"/>family.setExpanded(true);</text:p>
      <text:p text:style-name="P14"/>
      <text:p text:style-name="P14"><text:s text:c="8"/>if (Storage.getInstanceOf() != null) {</text:p>
      <text:p text:style-name="P14"><text:s text:c="12"/>TreeItem&lt;Container&gt; nameItem;</text:p>
      <text:p text:style-name="P14"><text:s text:c="12"/>TreeItem&lt;Container&gt; ageItem;</text:p>
      <text:p text:style-name="P14"><text:s text:c="12"/>for (Map.Entry&lt;String, People&gt; entry : Storage.getInstanceOf().getFamily().entrySet()) {</text:p>
      <text:p text:style-name="P14"><text:s text:c="16"/>nameItem = new TreeItem&lt;&gt;(new Container(entry.getKey(), entry.getValue().getName(), ContainerType.ELEMENT));</text:p>
      <text:p text:style-name="P14"><text:s text:c="16"/>ageItem = new TreeItem&lt;&gt;(new Container(entry.getKey(), String.valueOf(entry.getValue().getAge()), ContainerType.AGE));</text:p>
      <text:p text:style-name="P14"><text:s text:c="16"/>nameItem.getChildren().add(ageItem);</text:p>
      <text:p text:style-name="P14"><text:s text:c="16"/>family.getChildren().add(nameItem);</text:p>
      <text:p text:style-name="P14"><text:s text:c="12"/>}</text:p>
      <text:p text:style-name="P14"><text:s text:c="8"/>}</text:p>
      <text:p text:style-name="P14"/>
      <text:p text:style-name="P14"><text:s text:c="8"/>return family;</text:p>
      <text:p text:style-name="P14"><text:s text:c="4"/>}</text:p>
      <text:p text:style-name="P14"/>
      <text:p text:style-name="P14"><text:s text:c="4"/>private AnchorPane getAnchorPaneForListView() {</text:p>
      <text:p text:style-name="P14"><text:s text:c="8"/>ListView&lt;StringBuilder&gt; listView = getListView();</text:p>
      <text:p text:style-name="P14"><text:s text:c="8"/>listView.setPrefSize(160, 115);</text:p>
      <text:p text:style-name="P14"/>
      <text:p text:style-name="P14"><text:s text:c="8"/>AnchorPane.setTopAnchor(listView, 0.0);</text:p>
      <text:p text:style-name="P14"><text:s text:c="8"/>AnchorPane.setBottomAnchor(listView, 0.0);</text:p>
      <text:p text:style-name="P14"><text:s text:c="8"/>AnchorPane.setLeftAnchor(listView, 0.0);</text:p>
      <text:p text:style-name="P14"><text:s text:c="8"/>AnchorPane anchorPane = new AnchorPane(listView);</text:p>
      <text:p text:style-name="P14"/>
      <text:p text:style-name="P14"><text:s text:c="8"/>anchorPane.setPrefSize(115, 10000);</text:p>
      <text:p text:style-name="P14"/>
      <text:p text:style-name="P14"><text:s text:c="8"/>return anchorPane;</text:p>
      <text:p text:style-name="P14"><text:s text:c="4"/>}</text:p>
      <text:p text:style-name="P14"/>
      <text:p text:style-name="P14"><text:s text:c="4"/>private MenuBar getMenuBar() {</text:p>
      <text:p text:style-name="P14"><text:s text:c="8"/>MenuBar menuBar = new MenuBar(getFileMenu(), getProductMenu(), getAboutMenu(), getEditItemMenu());</text:p>
      <text:p text:style-name="P14"><text:s text:c="8"/>menuBar.setUseSystemMenuBar(true);</text:p>
      <text:p text:style-name="P14"><text:s text:c="8"/>return menuBar;</text:p>
      <text:p text:style-name="P14"><text:s text:c="4"/>}</text:p>
      <text:p text:style-name="P14"/>
      <text:p text:style-name="P14"><text:s text:c="4"/>private void OpenURLException() {</text:p>
      <text:p text:style-name="P14"><text:s text:c="8"/>Stage errorStage = new Stage();</text:p>
      <text:p text:style-name="P14"><text:s text:c="8"/>Label errorLabel = new Label("Cannot open this URL");</text:p>
      <text:p text:style-name="P14"><text:s text:c="8"/>errorStage.setScene(new Scene(errorLabel, 150, 100));</text:p>
      <text:p text:style-name="P14"><text:s text:c="8"/>errorStage.show();</text:p>
      <text:p text:style-name="P14"><text:s text:c="4"/>}</text:p>
      <text:p text:style-name="P14"/>
      <text:p text:style-name="P14"><text:s text:c="4"/>private Menu getFileMenu() {</text:p>
      <text:p text:style-name="P14"><text:s text:c="8"/>Menu fileMenu = new Menu("_File");</text:p>
      <text:p text:style-name="P14"><text:s text:c="8"/>fileMenu.setMnemonicParsing(true);</text:p>
      <text:p text:style-name="P14"/>
      <text:p text:style-name="P14"><text:s text:c="8"/>MenuItem exitFileMenuItem = new MenuItem("Exit");</text:p>
      <text:p text:style-name="P14"><text:s text:c="8"/>exitFileMenuItem.setAccelerator(KeyCombination.keyCombination("Ctrl+F4"));</text:p>
      <text:p text:style-name="P14"/>
      <text:p text:style-name="P14"><text:s text:c="8"/>//ExitFileMenuListener</text:p>
      <text:p text:style-name="P14"><text:s text:c="8"/>exitFileMenuItem.setOnAction(event -&gt; Platform.exit());</text:p>
      <text:p text:style-name="P14"/>
      <text:p text:style-name="P14"/>
      <text:p text:style-name="P14"><text:s text:c="8"/>MenuItem homeFileMenuItem = new MenuItem("Home");</text:p>
      <text:p text:style-name="P14"><text:s text:c="8"/>//HomeFileMenuItemListener</text:p>
      <text:p text:style-name="P14"><text:s text:c="8"/>homeFileMenuItem.setOnAction(event -&gt; {</text:p>
      <text:p text:style-name="P14"><text:s text:c="12"/>mainWindow.close();</text:p>
      <text:p text:style-name="P14"><text:s text:c="12"/>new LoginWindow(new Stage()).run();</text:p>
      <text:p text:style-name="P14"><text:s text:c="8"/>});</text:p>
      <text:p text:style-name="P14"/>
      <text:p text:style-name="P14"/>
      <text:p text:style-name="P14"><text:soft-page-break/><text:s text:c="8"/>MenuItem infoFileMenuItem = new MenuItem("_Info");</text:p>
      <text:p text:style-name="P14"><text:s text:c="8"/>infoFileMenuItem.setMnemonicParsing(true);</text:p>
      <text:p text:style-name="P14"><text:s text:c="8"/>//InfoFileMenuItem</text:p>
      <text:p text:style-name="P14"><text:s text:c="8"/>infoFileMenuItem.setOnAction(event -&gt; {</text:p>
      <text:p text:style-name="P14"><text:s text:c="12"/>Stage infoStage = new Stage();</text:p>
      <text:p text:style-name="P14"/>
      <text:p text:style-name="P14"><text:s text:c="12"/>Class cl = Storage.getInstanceOf().getFamily().getClass();</text:p>
      <text:p text:style-name="P14"><text:s text:c="12"/>Label infoLabel = new Label("Имя коллекции - " + cl.getCanonicalName() +</text:p>
      <text:p text:style-name="P14"><text:s text:c="20"/>"\nДата инициализации - " + currentDate +</text:p>
      <text:p text:style-name="P14"><text:s text:c="20"/>"\nКоличество элемнтов - " + Storage.getInstanceOf().getFamily().size() +</text:p>
      <text:p text:style-name="P14"><text:s text:c="20"/>"\nПакет - " + cl.getPackage() +</text:p>
      <text:p text:style-name="P14"><text:s text:c="20"/>"\nИмя родительсокго класса - " + cl.getSuperclass().getName());</text:p>
      <text:p text:style-name="P14"/>
      <text:p text:style-name="P14"><text:s text:c="12"/>infoLabel.setCenterShape(true);</text:p>
      <text:p text:style-name="P14"><text:s text:c="12"/>infoLabel.setAlignment(Pos.CENTER);</text:p>
      <text:p text:style-name="P14"><text:s text:c="12"/>infoLabel.setPadding(new Insets(20, 0, 0, 20));</text:p>
      <text:p text:style-name="P14"/>
      <text:p text:style-name="P14"/>
      <text:p text:style-name="P14"><text:s text:c="12"/>Button buttonOK = new Button("OK");</text:p>
      <text:p text:style-name="P14"><text:s text:c="12"/>HBox buttonOKHBox = new HBox(buttonOK);</text:p>
      <text:p text:style-name="P14"><text:s text:c="12"/>buttonOKHBox.setPadding(new Insets(10, 9, 0, 455));</text:p>
      <text:p text:style-name="P14"><text:s text:c="12"/>buttonOK.setOnAction(eventAction -&gt; infoStage.close());</text:p>
      <text:p text:style-name="P14"/>
      <text:p text:style-name="P14"><text:s text:c="12"/>buttonOK.setOnKeyPressed(keyEvent -&gt; {</text:p>
      <text:p text:style-name="P14"><text:s text:c="16"/>if (keyEvent.getCode() == KeyCode.ENTER) {</text:p>
      <text:p text:style-name="P14"><text:s text:c="20"/>infoStage.close();</text:p>
      <text:p text:style-name="P14"><text:s text:c="16"/>}</text:p>
      <text:p text:style-name="P14"><text:s text:c="12"/>});</text:p>
      <text:p text:style-name="P14"/>
      <text:p text:style-name="P14"><text:s text:c="12"/>infoStage.setTitle("Info");</text:p>
      <text:p text:style-name="P14"><text:s text:c="12"/>infoStage.centerOnScreen();</text:p>
      <text:p text:style-name="P14"><text:s text:c="12"/>infoStage.setScene(new Scene(new VBox(infoLabel, buttonOKHBox), 500, 143));</text:p>
      <text:p text:style-name="P14"><text:s text:c="12"/>infoStage.toFront();</text:p>
      <text:p text:style-name="P14"><text:s text:c="12"/>infoStage.setMaximized(false);</text:p>
      <text:p text:style-name="P14"><text:s text:c="12"/>infoStage.setResizable(false);</text:p>
      <text:p text:style-name="P14"><text:s text:c="12"/>infoStage.show();</text:p>
      <text:p text:style-name="P14"><text:s text:c="8"/>});</text:p>
      <text:p text:style-name="P14"/>
      <text:p text:style-name="P14"/>
      <text:p text:style-name="P14"><text:s text:c="8"/>fileMenu.getItems().addAll(infoFileMenuItem, homeFileMenuItem, exitFileMenuItem);</text:p>
      <text:p text:style-name="P14"/>
      <text:p text:style-name="P14"><text:s text:c="8"/>return fileMenu;</text:p>
      <text:p text:style-name="P14"><text:s text:c="4"/>}</text:p>
      <text:p text:style-name="P14"/>
      <text:p text:style-name="P14"><text:s text:c="4"/>private Menu getProductMenu() {</text:p>
      <text:p text:style-name="P14"/>
      <text:p text:style-name="P14"><text:s text:c="8"/>Menu productsMenu = new Menu("_Products");</text:p>
      <text:p text:style-name="P14"><text:s text:c="8"/>productsMenu.setMnemonicParsing(true);</text:p>
      <text:p text:style-name="P14"/>
      <text:p text:style-name="P14"><text:s text:c="8"/>MenuItem gitRepositoryProductsMenu = new MenuItem("Git Repository");</text:p>
      <text:p text:style-name="P14"><text:s text:c="8"/>productsMenu.getItems().add(gitRepositoryProductsMenu);</text:p>
      <text:p text:style-name="P14"/>
      <text:p text:style-name="P14"><text:s text:c="8"/>//gitRepositoryProductsMenuListener</text:p>
      <text:p text:style-name="P14"><text:s text:c="8"/>gitRepositoryProductsMenu.setOnAction((ActionEvent event) -&gt; {</text:p>
      <text:p text:style-name="P14"><text:s text:c="12"/>try {</text:p>
      <text:p text:style-name="P14"><text:s text:c="16"/>new ProcessBuilder("x-www-browser", "https://github.com/slavayus").start();</text:p>
      <text:p text:style-name="P14"><text:s text:c="12"/>} catch (Exception e) {</text:p>
      <text:p text:style-name="P14"><text:s text:c="16"/>OpenURLException();</text:p>
      <text:p text:style-name="P14"><text:s text:c="12"/>}</text:p>
      <text:p text:style-name="P14"><text:s text:c="8"/>});</text:p>
      <text:p text:style-name="P14"/>
      <text:p text:style-name="P14"><text:s text:c="8"/>return productsMenu;</text:p>
      <text:p text:style-name="P14"><text:s text:c="4"/>}</text:p>
      <text:p text:style-name="P14"/>
      <text:p text:style-name="P14"><text:s text:c="4"/>private Menu getAboutMenu() {</text:p>
      <text:p text:style-name="P14"><text:s text:c="8"/>Menu aboutMenu = new Menu("_About");</text:p>
      <text:p text:style-name="P14"><text:s text:c="8"/>aboutMenu.setMnemonicParsing(true);</text:p>
      <text:p text:style-name="P14"><text:s text:c="8"/>MenuItem ourVKAboutMenuItem = new MenuItem("Our vk");</text:p>
      <text:p text:style-name="P14"><text:s text:c="8"/>aboutMenu.getItems().add(ourVKAboutMenuItem);</text:p>
      <text:p text:style-name="P14"/>
      <text:p text:style-name="P14"><text:s text:c="8"/>//OurVKAboutMenuListener</text:p>
      <text:p text:style-name="P14"><text:s text:c="8"/>ourVKAboutMenuItem.setOnAction((ActionEvent event) -&gt; {</text:p>
      <text:p text:style-name="P14"><text:s text:c="12"/>try {</text:p>
      <text:p text:style-name="P14"><text:s text:c="16"/>new ProcessBuilder("x-www-browser", "https://vk.com/slava_yus").start();</text:p>
      <text:p text:style-name="P14"><text:s text:c="12"/>} catch (IOException e) {</text:p>
      <text:p text:style-name="P14"><text:s text:c="16"/>OpenURLException();</text:p>
      <text:p text:style-name="P14"><text:s text:c="12"/>}</text:p>
      <text:p text:style-name="P14"><text:s text:c="8"/>});</text:p>
      <text:p text:style-name="P14"><text:soft-page-break/></text:p>
      <text:p text:style-name="P14"><text:s text:c="8"/>return aboutMenu;</text:p>
      <text:p text:style-name="P14"><text:s text:c="4"/>}</text:p>
      <text:p text:style-name="P14"/>
      <text:p text:style-name="P14"><text:s text:c="4"/>private Menu getEditItemMenu() {</text:p>
      <text:p text:style-name="P14"><text:s text:c="8"/>Menu aboutMenu = new Menu("_Edit");</text:p>
      <text:p text:style-name="P14"><text:s text:c="8"/>aboutMenu.setMnemonicParsing(true);</text:p>
      <text:p text:style-name="P14"/>
      <text:p text:style-name="P14"><text:s text:c="8"/>MenuItem saveMenuItem = new MenuItem("Save");</text:p>
      <text:p text:style-name="P14"><text:s text:c="8"/>aboutMenu.getItems().add(saveMenuItem);</text:p>
      <text:p text:style-name="P14"/>
      <text:p text:style-name="P14"><text:s text:c="8"/>//EditSaveMenuListener</text:p>
      <text:p text:style-name="P14"><text:s text:c="8"/>saveMenuItem.setOnAction((ActionEvent event) -&gt; otherMethods.save());</text:p>
      <text:p text:style-name="P14"/>
      <text:p text:style-name="P14"><text:s text:c="8"/>MenuItem clearMenuItem = new MenuItem("Clear");</text:p>
      <text:p text:style-name="P14"><text:s text:c="8"/>aboutMenu.getItems().add(clearMenuItem);</text:p>
      <text:p text:style-name="P14"/>
      <text:p text:style-name="P14"><text:s text:c="8"/>//EditClearMenuListener</text:p>
      <text:p text:style-name="P14"><text:s text:c="8"/>clearMenuItem.setOnAction((ActionEvent event) -&gt; otherMethods.clear(peopleTree));</text:p>
      <text:p text:style-name="P14"/>
      <text:p text:style-name="P14"><text:s text:c="8"/>MenuItem loadMenuItem = new MenuItem("Load");</text:p>
      <text:p text:style-name="P14"><text:s text:c="8"/>aboutMenu.getItems().add(loadMenuItem);</text:p>
      <text:p text:style-name="P14"/>
      <text:p text:style-name="P14"><text:s text:c="8"/>//EditSaveMenuListener</text:p>
      <text:p text:style-name="P14"><text:s text:c="8"/>loadMenuItem.setOnAction((ActionEvent event) -&gt; otherMethods.loadDefaultObjects(peopleTree));</text:p>
      <text:p text:style-name="P14"/>
      <text:p text:style-name="P14"><text:s text:c="8"/>return aboutMenu;</text:p>
      <text:p text:style-name="P14"><text:s text:c="4"/>}</text:p>
      <text:p text:style-name="P14"/>
      <text:p text:style-name="P14"><text:s text:c="4"/>private ListView&lt;StringBuilder&gt; getListView() {</text:p>
      <text:p text:style-name="P14"/>
      <text:p text:style-name="P14"><text:s text:c="8"/>ObservableList&lt;StringBuilder&gt; commands = FXCollections.observableArrayList(</text:p>
      <text:p text:style-name="P14"><text:s text:c="16"/>new StringBuilder("Remove greater key"),</text:p>
      <text:p text:style-name="P14"><text:s text:c="16"/>new StringBuilder("Remove with key"),</text:p>
      <text:p text:style-name="P14"><text:s text:c="16"/>new StringBuilder("Remove greater"),</text:p>
      <text:p text:style-name="P14"><text:s text:c="16"/>new StringBuilder("Remove all"),</text:p>
      <text:p text:style-name="P14"><text:s text:c="16"/>new StringBuilder("Remove lower key"),</text:p>
      <text:p text:style-name="P14"><text:s text:c="16"/>new StringBuilder("Remove lower object"),</text:p>
      <text:p text:style-name="P14"><text:s text:c="16"/>new StringBuilder("Add if max"),</text:p>
      <text:p text:style-name="P14"><text:s text:c="16"/>new StringBuilder("Add if min"),</text:p>
      <text:p text:style-name="P14"><text:s text:c="16"/>new StringBuilder("Import all from file"),</text:p>
      <text:p text:style-name="P14"><text:s text:c="16"/>new StringBuilder("Insert new object"));</text:p>
      <text:p text:style-name="P14"/>
      <text:p text:style-name="P14"><text:s text:c="8"/>ListView&lt;StringBuilder&gt; peopleListView = new ListView&lt;&gt;(commands);</text:p>
      <text:p text:style-name="P14"/>
      <text:p text:style-name="P14"><text:s text:c="8"/>listViewActionListener(peopleListView);</text:p>
      <text:p text:style-name="P14"/>
      <text:p text:style-name="P14"><text:s text:c="8"/>return peopleListView;</text:p>
      <text:p text:style-name="P14"><text:s text:c="4"/>}</text:p>
      <text:p text:style-name="P14"/>
      <text:p text:style-name="P14"><text:s text:c="4"/>private void listViewActionListener(ListView&lt;StringBuilder&gt; peopleListView) {</text:p>
      <text:p text:style-name="P14"><text:s text:c="8"/>peopleListView.getSelectionModel().selectedItemProperty().addListener((ObservableValue&lt;? extends StringBuilder&gt; observable, StringBuilder oldValue, StringBuilder newValue) -&gt; {</text:p>
      <text:p text:style-name="P14"><text:s text:c="12"/>StringBuilder method = new StringBuilder(newValue);</text:p>
      <text:p text:style-name="P14"/>
      <text:p text:style-name="P14"><text:s text:c="12"/>String className = String.valueOf(method.indexOf(" ") == -1 ?</text:p>
      <text:p text:style-name="P14"><text:s text:c="20"/>method.replace(0, 1, method.substring(0, 1).toLowerCase()) :</text:p>
      <text:p text:style-name="P14"><text:s text:c="20"/>new StringBuilder(method.substring(0, method.indexOf(" "))));</text:p>
      <text:p text:style-name="P14"/>
      <text:p text:style-name="P14"><text:s text:c="12"/>method.replace(0, 1, method.substring(0, 1).toLowerCase());</text:p>
      <text:p text:style-name="P14"/>
      <text:p text:style-name="P14"/>
      <text:p text:style-name="P14"><text:s text:c="12"/>while (method.indexOf(" ") != -1) {</text:p>
      <text:p text:style-name="P14"><text:s text:c="16"/>int start = method.indexOf(" ") + 1;</text:p>
      <text:p text:style-name="P14"><text:s text:c="16"/>int finish = method.indexOf(" ") + 2;</text:p>
      <text:p text:style-name="P14"/>
      <text:p text:style-name="P14"><text:s text:c="16"/>method.replace(start, finish, method.substring(start, finish).toUpperCase());</text:p>
      <text:p text:style-name="P14"><text:s text:c="16"/>method.deleteCharAt(start - 1);</text:p>
      <text:p text:style-name="P14"/>
      <text:p text:style-name="P14"><text:s text:c="12"/>}</text:p>
      <text:p text:style-name="P14"/>
      <text:p text:style-name="P14"><text:s text:c="12"/>switch (className) {</text:p>
      <text:p text:style-name="P14"><text:s text:c="16"/>case "Remove": {</text:p>
      <text:p text:style-name="P14"><text:s text:c="20"/>try {</text:p>
      <text:p text:style-name="P14"><text:s text:c="24"/>RemoveObject.class.getMethod(String.valueOf(method), peopleTree.getClass()).invoke(removeObject, peopleTree);</text:p>
      <text:p text:style-name="P14"><text:s text:c="20"/>} catch (NoSuchMethodException e) {</text:p>
      <text:p text:style-name="P14"><text:s text:c="24"/>System.out.println("Method not found");</text:p>
      <text:p text:style-name="P14"><text:s text:c="20"/>} catch (IllegalAccessException | InvocationTargetException e) {</text:p>
      <text:p text:style-name="P14"><text:soft-page-break/><text:s text:c="24"/>System.out.println(e.getMessage());</text:p>
      <text:p text:style-name="P14"><text:s text:c="20"/>}</text:p>
      <text:p text:style-name="P14"><text:s text:c="20"/>break;</text:p>
      <text:p text:style-name="P14"><text:s text:c="16"/>}</text:p>
      <text:p text:style-name="P14"><text:s text:c="16"/>case "Add": {</text:p>
      <text:p text:style-name="P14"><text:s text:c="20"/>try {</text:p>
      <text:p text:style-name="P14"><text:s text:c="24"/>AddObjects.class.getMethod(String.valueOf(method), peopleTree.getClass()).invoke(addObjects, peopleTree);</text:p>
      <text:p text:style-name="P14"><text:s text:c="20"/>} catch (NoSuchMethodException e) {</text:p>
      <text:p text:style-name="P14"><text:s text:c="24"/>System.out.println("Method not found");</text:p>
      <text:p text:style-name="P14"><text:s text:c="20"/>} catch (IllegalAccessException | InvocationTargetException e) {</text:p>
      <text:p text:style-name="P14"><text:s text:c="24"/>System.out.println(e.getMessage());</text:p>
      <text:p text:style-name="P14"><text:s text:c="20"/>}</text:p>
      <text:p text:style-name="P14"><text:s text:c="20"/>break;</text:p>
      <text:p text:style-name="P14"><text:s text:c="16"/>}</text:p>
      <text:p text:style-name="P14"><text:s text:c="16"/>case "Import": {</text:p>
      <text:p text:style-name="P14"><text:s text:c="20"/>importObjects.importAllFromFile(peopleTree);</text:p>
      <text:p text:style-name="P14"><text:s text:c="20"/>break;</text:p>
      <text:p text:style-name="P14"><text:s text:c="16"/>}</text:p>
      <text:p text:style-name="P14"><text:s text:c="16"/>case "Insert": {</text:p>
      <text:p text:style-name="P14"><text:s text:c="20"/>insertObject.insertNewObject(peopleTree);</text:p>
      <text:p text:style-name="P14"><text:s text:c="20"/>break;</text:p>
      <text:p text:style-name="P14"><text:s text:c="16"/>}</text:p>
      <text:p text:style-name="P14"><text:s text:c="12"/>}</text:p>
      <text:p text:style-name="P14"><text:s text:c="8"/>});</text:p>
      <text:p text:style-name="P14"><text:s text:c="4"/>}</text:p>
      <text:p text:style-name="P14">}</text:p>
      <text:p text:style-name="P14"/>
      <text:h text:style-name="P18" text:outline-level="2">class NoFileSelectedException</text:h>
      <text:p text:style-name="P15">package GUI;</text:p>
      <text:p text:style-name="P15"/>
      <text:p text:style-name="P15">/**</text:p>
      <text:p text:style-name="P15"><text:s/>* Created by slavik on 08.04.17.</text:p>
      <text:p text:style-name="P15"><text:s/>*/</text:p>
      <text:p text:style-name="P15">public class NoFileSelectedExceprion extends Throwable{</text:p>
      <text:p text:style-name="P15"><text:s text:c="4"/>private String msg;</text:p>
      <text:p text:style-name="P15"/>
      <text:p text:style-name="P15"><text:s text:c="4"/>public NoFileSelectedExceprion(String msg){</text:p>
      <text:p text:style-name="P15"><text:s text:c="8"/>this.msg = msg;</text:p>
      <text:p text:style-name="P15"><text:s text:c="4"/>}</text:p>
      <text:p text:style-name="P15"/>
      <text:p text:style-name="P15"><text:s text:c="4"/>@Override</text:p>
      <text:p text:style-name="P15"><text:s text:c="4"/>public String getMessage(){</text:p>
      <text:p text:style-name="P15"><text:s text:c="8"/>return msg;</text:p>
      <text:p text:style-name="P15"><text:s text:c="4"/>}</text:p>
      <text:p text:style-name="P15">}</text:p>
      <text:p text:style-name="P15"/>
      <text:p text:style-name="P15"/>
      <text:h text:style-name="P18" text:outline-level="2">class Storage</text:h>
      <text:p text:style-name="P15">package GUI;</text:p>
      <text:p text:style-name="P15"/>
      <text:p text:style-name="P15">import com.google.gson.Gson;</text:p>
      <text:p text:style-name="P15">import com.google.gson.GsonBuilder;</text:p>
      <text:p text:style-name="P15">import com.google.gson.JsonSyntaxException;</text:p>
      <text:p text:style-name="P15">import com.google.gson.reflect.TypeToken;</text:p>
      <text:p text:style-name="P15">import deprecated.Food;</text:p>
      <text:p text:style-name="P15">import deprecated.People;</text:p>
      <text:p text:style-name="P15">import deprecated.Place;</text:p>
      <text:p text:style-name="P15">import javafx.scene.control.Alert;</text:p>
      <text:p text:style-name="P15">import old.school.Botherable;</text:p>
      <text:p text:style-name="P15">import old.school.Chatable;</text:p>
      <text:p text:style-name="P15">import old.school.InterfaceAdapter;</text:p>
      <text:p text:style-name="P15">import old.school.Missable;</text:p>
      <text:p text:style-name="P15"/>
      <text:p text:style-name="P15">import java.io.*;</text:p>
      <text:p text:style-name="P15">import java.lang.reflect.Type;</text:p>
      <text:p text:style-name="P15">import java.util.*;</text:p>
      <text:p text:style-name="P15">import java.util.concurrent.ConcurrentHashMap;</text:p>
      <text:p text:style-name="P15"/>
      <text:p text:style-name="P15">/**</text:p>
      <text:p text:style-name="P15"><text:s/>* Created by slavik on 19.02.17.</text:p>
      <text:p text:style-name="P15"><text:s/>*/</text:p>
      <text:p text:style-name="P15">public final class Storage implements Runnable {</text:p>
      <text:p text:style-name="P15"><text:s text:c="4"/>private Map&lt;String, People&gt; family = new ConcurrentHashMap&lt;&gt;();</text:p>
      <text:p text:style-name="P15"><text:soft-page-break/><text:s text:c="4"/>private final int аllPlaces = 15;</text:p>
      <text:p text:style-name="P15"><text:s text:c="4"/>private Map&lt;Integer, People&gt; familyOfChild = new LinkedHashMap&lt;&gt;();</text:p>
      <text:p text:style-name="P15"><text:s text:c="4"/>private List&lt;Place&gt; places = new ArrayList&lt;&gt;();</text:p>
      <text:p text:style-name="P15"><text:s text:c="4"/>private List&lt;People&gt; atTable = new ArrayList&lt;&gt;();</text:p>
      <text:p text:style-name="P15"><text:s text:c="4"/>private static Storage instanceOf;</text:p>
      <text:p text:style-name="P15"/>
      <text:p text:style-name="P15"><text:s text:c="4"/>static {</text:p>
      <text:p text:style-name="P15"><text:s text:c="8"/>instanceOf = new Storage();</text:p>
      <text:p text:style-name="P15"><text:s text:c="4"/>}</text:p>
      <text:p text:style-name="P15"/>
      <text:p text:style-name="P15"><text:s text:c="4"/>private Storage() {</text:p>
      <text:p text:style-name="P15"><text:s text:c="4"/>}</text:p>
      <text:p text:style-name="P15"/>
      <text:p text:style-name="P15"><text:s text:c="4"/>public void run() {</text:p>
      <text:p text:style-name="P15"><text:s text:c="8"/>GsonBuilder builder = new GsonBuilder();</text:p>
      <text:p text:style-name="P15"><text:s text:c="8"/>builder.registerTypeAdapter(Missable.class, new InterfaceAdapter&lt;People&gt;());</text:p>
      <text:p text:style-name="P15"><text:s text:c="8"/>builder.registerTypeAdapter(Chatable.class, new InterfaceAdapter&lt;People&gt;());</text:p>
      <text:p text:style-name="P15"><text:s text:c="8"/>builder.registerTypeAdapter(Botherable.class, new InterfaceAdapter&lt;People&gt;());</text:p>
      <text:p text:style-name="P15"><text:s text:c="8"/>Gson gson = builder.create();</text:p>
      <text:p text:style-name="P15"/>
      <text:p text:style-name="P15"><text:s text:c="8"/>Properties runProperties = new Properties();</text:p>
      <text:p text:style-name="P15"><text:s text:c="8"/>try {</text:p>
      <text:p text:style-name="P15"><text:s text:c="12"/>runProperties.load(Storage.class.getResourceAsStream("/properties/run.properties"));</text:p>
      <text:p text:style-name="P15"><text:s text:c="8"/>} catch (IOException e) {</text:p>
      <text:p text:style-name="P15"><text:s text:c="12"/>e.printStackTrace();</text:p>
      <text:p text:style-name="P15"><text:s text:c="8"/>}</text:p>
      <text:p text:style-name="P15"/>
      <text:p text:style-name="P15"><text:s text:c="8"/>try (PrintWriter writeLog =new PrintWriter(runProperties.getProperty("file.err"))){</text:p>
      <text:p text:style-name="P15"><text:s text:c="12"/>StringBuilder data = new StringBuilder();</text:p>
      <text:p text:style-name="P15"><text:s text:c="12"/>try (FileReader reader = new FileReader("objects")) {</text:p>
      <text:p text:style-name="P15"><text:s text:c="16"/>int c;</text:p>
      <text:p text:style-name="P15"><text:s text:c="16"/>while ((c = reader.read()) != -1) {</text:p>
      <text:p text:style-name="P15"><text:s text:c="20"/>data.append((char)c);</text:p>
      <text:p text:style-name="P15"><text:s text:c="16"/>}</text:p>
      <text:p text:style-name="P15"><text:s text:c="16"/>Type typeMap = new TypeToken&lt;Map&lt;String, People&gt;&gt;() {</text:p>
      <text:p text:style-name="P15"><text:s text:c="16"/>}.getType();</text:p>
      <text:p text:style-name="P15"><text:s text:c="16"/>Map&lt;String,People&gt; map = gson.fromJson(data.toString(),typeMap);</text:p>
      <text:p text:style-name="P15"><text:s text:c="16"/>if (map==null)</text:p>
      <text:p text:style-name="P15"><text:s text:c="20"/>throw new NullPointerException();</text:p>
      <text:p text:style-name="P15"><text:s text:c="16"/>family.clear();</text:p>
      <text:p text:style-name="P15"><text:s text:c="16"/>family.putAll(map);</text:p>
      <text:p text:style-name="P15"><text:s text:c="12"/>} catch (Exception ex) {</text:p>
      <text:p text:style-name="P15"><text:s text:c="16"/>writeLog.write(ex.getMessage()+"\n");</text:p>
      <text:p text:style-name="P15">// <text:s text:c="15"/>writeLog.flush();</text:p>
      <text:p text:style-name="P15"><text:s text:c="16"/>writeLog.close();</text:p>
      <text:p text:style-name="P15"><text:s text:c="12"/>}</text:p>
      <text:p text:style-name="P15"><text:s text:c="8"/>} catch (FileNotFoundException e) {</text:p>
      <text:p text:style-name="P15"><text:s text:c="12"/>//doNothing();</text:p>
      <text:p text:style-name="P15"><text:s text:c="8"/>}</text:p>
      <text:p text:style-name="P15"><text:s text:c="4"/>}</text:p>
      <text:p text:style-name="P15"/>
      <text:p text:style-name="P15"><text:s text:c="4"/>public void writeMessage() {</text:p>
      <text:p text:style-name="P15"/>
      <text:p text:style-name="P15"><text:s text:c="8"/>//Вывод состояния стола.</text:p>
      <text:p text:style-name="P15"><text:s text:c="8"/>Food p = new Food("ОБЕД");</text:p>
      <text:p text:style-name="P15"><text:s text:c="8"/>//от этого зависит вывод о состоянии стола</text:p>
      <text:p text:style-name="P15"><text:s text:c="8"/>p.setState();</text:p>
      <text:p text:style-name="P15"><text:s text:c="8"/>String state = p.getState();</text:p>
      <text:p text:style-name="P15"><text:s text:c="8"/>System.out.print(p.getTypeFood() + ' ' + state + ", потому что " + p.getStateTable() + ". ");</text:p>
      <text:p text:style-name="P15"/>
      <text:p text:style-name="P15"/>
      <text:p text:style-name="P15"><text:s text:c="8"/>People x = family.get(0);</text:p>
      <text:p text:style-name="P15"/>
      <text:p text:style-name="P15"><text:s text:c="8"/>//Вывод про малыша, о ком скучал.</text:p>
      <text:p text:style-name="P15"><text:s text:c="8"/>try {</text:p>
      <text:p text:style-name="P15"><text:s text:c="12"/>String s = "";</text:p>
      <text:p text:style-name="P15"><text:s text:c="12"/>if (x.getLengthListMiss() != 0) {</text:p>
      <text:p text:style-name="P15"><text:s text:c="16"/>s = x.getName() + " скучал ";</text:p>
      <text:p text:style-name="P15"><text:s text:c="16"/>for (int i = 0; i &lt; x.getLengthListMiss() - 1; i++) {</text:p>
      <text:p text:style-name="P15"><text:s text:c="20"/>s = s + "по " + x.getMiss(i).getName() + ", ";</text:p>
      <text:p text:style-name="P15"><text:s text:c="16"/>}</text:p>
      <text:p text:style-name="P15"/>
      <text:p text:style-name="P15"><text:s text:c="16"/>s += x.getMiss(x.getLengthListMiss() - 1).getName();</text:p>
      <text:p text:style-name="P15"><text:s text:c="16"/>if (x.getLengthListMiss() == familyOfChild.size()) {</text:p>
      <text:p text:style-name="P15"><text:s text:c="20"/>s = s + " и по всем вместе. ";</text:p>
      <text:p text:style-name="P15"><text:s text:c="16"/>} else {</text:p>
      <text:p text:style-name="P15"><text:s text:c="20"/>s += ". ";</text:p>
      <text:p text:style-name="P15"><text:s text:c="16"/>}</text:p>
      <text:p text:style-name="P15"><text:soft-page-break/><text:s text:c="12"/>}</text:p>
      <text:p text:style-name="P15"><text:s text:c="12"/>System.out.print(s);</text:p>
      <text:p text:style-name="P15"><text:s text:c="8"/>} catch (Exception ex) {</text:p>
      <text:p text:style-name="P15"><text:s text:c="8"/>}</text:p>
      <text:p text:style-name="P15">// <text:s text:c="7"/>Вывод про Бок.</text:p>
      <text:p text:style-name="P15"><text:s text:c="8"/>try {</text:p>
      <text:p text:style-name="P15"><text:s text:c="12"/>String s;</text:p>
      <text:p text:style-name="P15"><text:s text:c="12"/>x = family.get(5);</text:p>
      <text:p text:style-name="P15"><text:s text:c="12"/>s = x.getName() + " болтала о ";</text:p>
      <text:p text:style-name="P15"><text:s text:c="12"/>for (int i = 0; i &lt; x.getLengthListChat() - 1; i++) {</text:p>
      <text:p text:style-name="P15"><text:s text:c="16"/>s = s + x.getChat(i).getName() + " ";</text:p>
      <text:p text:style-name="P15"><text:s text:c="12"/>}</text:p>
      <text:p text:style-name="P15"><text:s text:c="12"/>s = s + x.getChat(x.getLengthListChat() - 1).getName();</text:p>
      <text:p text:style-name="P15"><text:s text:c="12"/>System.out.print(s);</text:p>
      <text:p text:style-name="P15">// <text:s text:c="9"/>если ввести другое число, то можно сломать</text:p>
      <text:p text:style-name="P15">// <text:s text:c="11"/>x.getChat(20);</text:p>
      <text:p text:style-name="P15"><text:s text:c="8"/>} catch (Exception ex) {</text:p>
      <text:p text:style-name="P15"><text:s text:c="8"/>}</text:p>
      <text:p text:style-name="P15"><text:s text:c="8"/>//Вывод о Фриде</text:p>
      <text:p text:style-name="P15"><text:s text:c="8"/>try {</text:p>
      <text:p text:style-name="P15"><text:s text:c="12"/>//можно поменять 1 на 2 и сломать программу.</text:p>
      <text:p text:style-name="P15"><text:s text:c="12"/>System.out.print(". " + family.get(0).getBother(family.get(0).getLengthListBother() - 1).getName() + " надоела " + family.get(0).getName() + ".");</text:p>
      <text:p text:style-name="P15"><text:s text:c="8"/>} catch (Exception ex) {</text:p>
      <text:p text:style-name="P15"><text:s text:c="8"/>}</text:p>
      <text:p text:style-name="P15"><text:s text:c="8"/>System.out.println();</text:p>
      <text:p text:style-name="P15"><text:s text:c="4"/>}</text:p>
      <text:p text:style-name="P15"/>
      <text:p text:style-name="P15"/>
      <text:p text:style-name="P15"><text:s text:c="4"/>public Map&lt;Integer,People&gt; getFamilyOfChild(){</text:p>
      <text:p text:style-name="P15"><text:s text:c="8"/>return familyOfChild;</text:p>
      <text:p text:style-name="P15"><text:s text:c="4"/>}</text:p>
      <text:p text:style-name="P15"/>
      <text:p text:style-name="P15"><text:s text:c="4"/>public Map&lt;String, People&gt; getFamily() {</text:p>
      <text:p text:style-name="P15"><text:s text:c="8"/>return family;</text:p>
      <text:p text:style-name="P15"><text:s text:c="4"/>}</text:p>
      <text:p text:style-name="P15"/>
      <text:p text:style-name="P15"/>
      <text:p text:style-name="P15"><text:s text:c="4"/>public int getАllPlaces() {</text:p>
      <text:p text:style-name="P15"><text:s text:c="8"/>return аllPlaces;</text:p>
      <text:p text:style-name="P15"><text:s text:c="4"/>}</text:p>
      <text:p text:style-name="P15"/>
      <text:p text:style-name="P15"><text:s text:c="4"/>public static Storage getInstanceOf() {</text:p>
      <text:p text:style-name="P15"><text:s text:c="8"/>return instanceOf;</text:p>
      <text:p text:style-name="P15"><text:s text:c="4"/>}</text:p>
      <text:p text:style-name="P15"/>
      <text:p text:style-name="P15"><text:s text:c="4"/>public <text:s/>List&lt;Place&gt; getPlaces() {</text:p>
      <text:p text:style-name="P15"><text:s text:c="8"/>return places;</text:p>
      <text:p text:style-name="P15"><text:s text:c="4"/>}</text:p>
      <text:p text:style-name="P15"/>
      <text:p text:style-name="P15"><text:s text:c="4"/>public static void setInstanceOf(Storage storage) {</text:p>
      <text:p text:style-name="P15"><text:s text:c="8"/>instanceOf = storage;</text:p>
      <text:p text:style-name="P15"><text:s text:c="4"/>}</text:p>
      <text:p text:style-name="P15"/>
      <text:p text:style-name="P15">}</text:p>
      <text:p text:style-name="P15"/>
      <text:h text:style-name="P18" text:outline-level="2">enum Version</text:h>
      <text:p text:style-name="P15">package GUI;</text:p>
      <text:p text:style-name="P15"/>
      <text:p text:style-name="P15">/**</text:p>
      <text:p text:style-name="P15"><text:s/>* Created by slavik on 27.04.17.</text:p>
      <text:p text:style-name="P15"><text:s/>*/</text:p>
      <text:p text:style-name="P15">public enum Version {</text:p>
      <text:p text:style-name="P15"><text:s text:c="4"/>FULL,</text:p>
      <text:p text:style-name="P15"><text:s text:c="4"/>LIMITED</text:p>
      <text:p text:style-name="P15">}</text:p>
      <text:p text:style-name="P15"/>
      <text:p text:style-name="P15"/>
      <text:h text:style-name="P18" text:outline-level="2">inteface Registerable</text:h>
      <text:p text:style-name="P15">package Register;</text:p>
      <text:p text:style-name="P15"/>
      <text:p text:style-name="P15">/**</text:p>
      <text:p text:style-name="P15"><text:s/>* Created by slavik on 15.04.17.</text:p>
      <text:p text:style-name="P15"><text:soft-page-break/><text:s/>*/</text:p>
      <text:p text:style-name="P15">public interface Registerable {</text:p>
      <text:p text:style-name="P15"><text:s text:c="4"/>void register();</text:p>
      <text:p text:style-name="P15">}</text:p>
      <text:p text:style-name="P15"/>
      <text:h text:style-name="P18" text:outline-level="2">class RegisterAccount</text:h>
      <text:p text:style-name="P15">package Register;</text:p>
      <text:p text:style-name="P15"/>
      <text:p text:style-name="P15">import commands.ShowAlert;</text:p>
      <text:p text:style-name="P15">import javafx.application.Platform;</text:p>
      <text:p text:style-name="P15">import javafx.geometry.Insets;</text:p>
      <text:p text:style-name="P15">import javafx.scene.Node;</text:p>
      <text:p text:style-name="P15">import javafx.scene.control.*;</text:p>
      <text:p text:style-name="P15">import javafx.scene.layout.GridPane;</text:p>
      <text:p text:style-name="P15">import javafx.util.Pair;</text:p>
      <text:p text:style-name="P15"/>
      <text:p text:style-name="P15">import java.util.Optional;</text:p>
      <text:p text:style-name="P15"/>
      <text:p text:style-name="P15">/**</text:p>
      <text:p text:style-name="P15"><text:s/>* Created by slavik on 13.04.17.</text:p>
      <text:p text:style-name="P15"><text:s/>*/</text:p>
      <text:p text:style-name="P15">public class RegisterAccount extends RegisterWindow implements Registerable {</text:p>
      <text:p text:style-name="P15"><text:s text:c="4"/>private boolean flagLogin = false;</text:p>
      <text:p text:style-name="P15"><text:s text:c="4"/>private boolean flagPassword = false;</text:p>
      <text:p text:style-name="P15"/>
      <text:p text:style-name="P15"/>
      <text:p text:style-name="P15"><text:s text:c="4"/>@Override</text:p>
      <text:p text:style-name="P15"><text:s text:c="4"/>public void register() {</text:p>
      <text:p text:style-name="P15"><text:s text:c="8"/>// Create the custom dialog.</text:p>
      <text:p text:style-name="P15"><text:s text:c="8"/>Dialog&lt;Pair&lt;String, String&gt;&gt; dialog = new Dialog&lt;&gt;();</text:p>
      <text:p text:style-name="P15"><text:s text:c="8"/>dialog.setTitle("Register Dialog");</text:p>
      <text:p text:style-name="P15"/>
      <text:p text:style-name="P15"><text:s text:c="8"/>// Set the button types.</text:p>
      <text:p text:style-name="P15"><text:s text:c="8"/>ButtonType registerButtonType = new ButtonType("Register", ButtonBar.ButtonData.OK_DONE);</text:p>
      <text:p text:style-name="P15"><text:s text:c="8"/>dialog.getDialogPane().getButtonTypes().addAll(registerButtonType, ButtonType.CANCEL);</text:p>
      <text:p text:style-name="P15"/>
      <text:p text:style-name="P15"><text:s text:c="8"/>// Create the username and password labels and fields.</text:p>
      <text:p text:style-name="P15"><text:s text:c="8"/>GridPane grid = new GridPane();</text:p>
      <text:p text:style-name="P15"><text:s text:c="8"/>grid.setHgap(10);</text:p>
      <text:p text:style-name="P15"><text:s text:c="8"/>grid.setVgap(10);</text:p>
      <text:p text:style-name="P15"><text:s text:c="8"/>grid.setPadding(new Insets(20, 150, 10, 10));</text:p>
      <text:p text:style-name="P15"/>
      <text:p text:style-name="P15"><text:s text:c="8"/>TextField username = new TextField();</text:p>
      <text:p text:style-name="P15"><text:s text:c="8"/>username.setPromptText("Username");</text:p>
      <text:p text:style-name="P15"><text:s text:c="8"/>PasswordField password = new PasswordField();</text:p>
      <text:p text:style-name="P15"><text:s text:c="8"/>password.setPromptText("Password");</text:p>
      <text:p text:style-name="P15"/>
      <text:p text:style-name="P15"><text:s text:c="8"/>grid.add(new Label("Username:"), 0, 0);</text:p>
      <text:p text:style-name="P15"><text:s text:c="8"/>grid.add(username, 1, 0);</text:p>
      <text:p text:style-name="P15"><text:s text:c="8"/>grid.add(new Label("Password:"), 0, 1);</text:p>
      <text:p text:style-name="P15"><text:s text:c="8"/>grid.add(password, 1, 1);</text:p>
      <text:p text:style-name="P15"><text:s text:c="8"/>// Enable/Disable login button depending on whether a username was entered.</text:p>
      <text:p text:style-name="P15"><text:s text:c="8"/>Node loginButton = dialog.getDialogPane().lookupButton(registerButtonType);</text:p>
      <text:p text:style-name="P15"><text:s text:c="8"/>loginButton.setDisable(true);</text:p>
      <text:p text:style-name="P15"/>
      <text:p text:style-name="P15"/>
      <text:p text:style-name="P15"><text:s text:c="8"/>// Do some validation (using the Java 8 lambda syntax).</text:p>
      <text:p text:style-name="P15"><text:s text:c="8"/>username.textProperty().addListener((observable, oldValue, newValue) -&gt; {</text:p>
      <text:p text:style-name="P15"><text:s text:c="12"/>loginButton.setDisable(!newValue.trim().isEmpty() &amp;&amp; !flagPassword);</text:p>
      <text:p text:style-name="P15"><text:s text:c="12"/>flagLogin = !newValue.trim().isEmpty();</text:p>
      <text:p text:style-name="P15"><text:s text:c="8"/>});</text:p>
      <text:p text:style-name="P15"><text:s text:c="8"/>password.textProperty().addListener((observable, oldValue, newValue) -&gt; {</text:p>
      <text:p text:style-name="P15"><text:s text:c="12"/>loginButton.setDisable(!newValue.trim().isEmpty() &amp;&amp; !flagLogin);</text:p>
      <text:p text:style-name="P15"><text:s text:c="12"/>flagPassword = !newValue.trim().isEmpty();</text:p>
      <text:p text:style-name="P15"><text:s text:c="8"/>});</text:p>
      <text:p text:style-name="P15"/>
      <text:p text:style-name="P15"><text:s text:c="8"/>dialog.getDialogPane().setContent(grid);</text:p>
      <text:p text:style-name="P15"/>
      <text:p text:style-name="P15"><text:s text:c="8"/>// Request focus on the username field by default.</text:p>
      <text:p text:style-name="P15"><text:s text:c="8"/>Platform.runLater(username::requestFocus);</text:p>
      <text:p text:style-name="P15"/>
      <text:p text:style-name="P15"><text:s text:c="8"/>// Convert the result to a username-password-pair when the login button is clicked.</text:p>
      <text:p text:style-name="P15"><text:s text:c="8"/>dialog.setResultConverter(dialogButton -&gt; {</text:p>
      <text:p text:style-name="P15"><text:s text:c="12"/>if (dialogButton == registerButtonType) {</text:p>
      <text:p text:style-name="P15"><text:s text:c="16"/>return new Pair&lt;&gt;(username.getText(), password.getText());</text:p>
      <text:p text:style-name="P15"><text:s text:c="12"/>}</text:p>
      <text:p text:style-name="P15"><text:soft-page-break/><text:s text:c="12"/>return null;</text:p>
      <text:p text:style-name="P15"><text:s text:c="8"/>});</text:p>
      <text:p text:style-name="P15"/>
      <text:p text:style-name="P15"><text:s text:c="8"/>Optional&lt;Pair&lt;String, String&gt;&gt; result = dialog.showAndWait();</text:p>
      <text:p text:style-name="P15"/>
      <text:p text:style-name="P15"><text:s text:c="8"/>result.ifPresent(usernamePassword -&gt; {</text:p>
      <text:p text:style-name="P15"><text:s text:c="12"/>data.add(usernamePassword.getKey());</text:p>
      <text:p text:style-name="P15"><text:s text:c="12"/>data.add(usernamePassword.getValue());</text:p>
      <text:p text:style-name="P15"><text:s text:c="12"/>if (data.get(0).isEmpty() || data.get(1).isEmpty()) {</text:p>
      <text:p text:style-name="P15"><text:s text:c="16"/>data.clear();</text:p>
      <text:p text:style-name="P15"><text:s text:c="16"/>dialog.close();</text:p>
      <text:p text:style-name="P15"><text:s text:c="16"/>new ShowAlert(Alert.AlertType.ERROR, "Error", "Заполните все поля");</text:p>
      <text:p text:style-name="P15"><text:s text:c="16"/>register();</text:p>
      <text:p text:style-name="P15"><text:s text:c="12"/>} else {</text:p>
      <text:p text:style-name="P15"><text:s text:c="16"/>if (hasAccount(fileNameLimitedEdition)) {</text:p>
      <text:p text:style-name="P15"><text:s text:c="20"/>data.clear();</text:p>
      <text:p text:style-name="P15"><text:s text:c="20"/>dialog.close();</text:p>
      <text:p text:style-name="P15"><text:s text:c="20"/>new ShowAlert(Alert.AlertType.ERROR, "Error", "Пользователь с такими данными \nуже существует");</text:p>
      <text:p text:style-name="P15"><text:s text:c="20"/>register();</text:p>
      <text:p text:style-name="P15"><text:s text:c="16"/>} else {</text:p>
      <text:p text:style-name="P15"><text:s text:c="20"/>if (hasAccount(fileNameFullVersion)) {</text:p>
      <text:p text:style-name="P15"><text:s text:c="24"/>data.clear();</text:p>
      <text:p text:style-name="P15"><text:s text:c="24"/>dialog.close();</text:p>
      <text:p text:style-name="P15"><text:s text:c="24"/>new ShowAlert(Alert.AlertType.ERROR, "Error", "Пользователь с такими данными \nуже существует");</text:p>
      <text:p text:style-name="P15"><text:s text:c="24"/>register();</text:p>
      <text:p text:style-name="P15"><text:s text:c="20"/>} else {</text:p>
      <text:p text:style-name="P15"><text:s text:c="24"/>saveToFile(fileNameLimitedEdition);</text:p>
      <text:p text:style-name="P15"><text:s text:c="24"/>new ShowAlert(Alert.AlertType.INFORMATION, "Done", "Пользователь добавлен");</text:p>
      <text:p text:style-name="P15"><text:s text:c="20"/>}</text:p>
      <text:p text:style-name="P15"><text:s text:c="16"/>}</text:p>
      <text:p text:style-name="P15"><text:s text:c="12"/>}</text:p>
      <text:p text:style-name="P15"><text:s text:c="8"/>});</text:p>
      <text:p text:style-name="P15"><text:s text:c="4"/>}</text:p>
      <text:p text:style-name="P15"/>
      <text:p text:style-name="P15">}</text:p>
      <text:p text:style-name="P15"/>
      <text:h text:style-name="P18" text:outline-level="2">class RegisterFullVersion</text:h>
      <text:p text:style-name="P15">package Register;</text:p>
      <text:p text:style-name="P15"/>
      <text:p text:style-name="P15">import commands.ShowAlert;</text:p>
      <text:p text:style-name="P15">import javafx.geometry.Insets;</text:p>
      <text:p text:style-name="P15">import javafx.scene.Scene;</text:p>
      <text:p text:style-name="P15">import javafx.scene.control.Alert;</text:p>
      <text:p text:style-name="P15">import javafx.scene.control.Button;</text:p>
      <text:p text:style-name="P15">import javafx.scene.control.Label;</text:p>
      <text:p text:style-name="P15">import javafx.scene.layout.GridPane;</text:p>
      <text:p text:style-name="P15">import javafx.stage.Stage;</text:p>
      <text:p text:style-name="P15"/>
      <text:p text:style-name="P15">/**</text:p>
      <text:p text:style-name="P15"><text:s/>* Created by slavik on 13.04.17.</text:p>
      <text:p text:style-name="P15"><text:s/>*/</text:p>
      <text:p text:style-name="P15">public class RegisterFullVersion extends RegisterWindow implements Registerable {</text:p>
      <text:p text:style-name="P15"><text:s text:c="4"/>private Stage dialogStage = new Stage();</text:p>
      <text:p text:style-name="P15"/>
      <text:p text:style-name="P15"><text:s text:c="4"/>@Override</text:p>
      <text:p text:style-name="P15"><text:s text:c="4"/>public void register() {</text:p>
      <text:p text:style-name="P15"><text:s text:c="8"/>dialogStage.setResizable(false);</text:p>
      <text:p text:style-name="P15"><text:s text:c="8"/>dialogStage.centerOnScreen();</text:p>
      <text:p text:style-name="P15"><text:s text:c="8"/>GridPane gridPane = new GridPane();</text:p>
      <text:p text:style-name="P15"><text:s text:c="8"/>gridPane.setHgap(10);</text:p>
      <text:p text:style-name="P15"><text:s text:c="8"/>gridPane.setVgap(20);</text:p>
      <text:p text:style-name="P15"><text:s text:c="8"/>gridPane.setPadding(new Insets(0, 10, 10, 10));</text:p>
      <text:p text:style-name="P15"><text:s text:c="8"/>Label messageLabel = new Label("Доступ заблокирован");</text:p>
      <text:p text:style-name="P15"><text:s text:c="8"/>Button button = new Button("Пути");</text:p>
      <text:p text:style-name="P15"><text:s text:c="8"/>button.setOnAction(event -&gt; {</text:p>
      <text:p text:style-name="P15"><text:s text:c="12"/>new ShowAlert(Alert.AlertType.INFORMATION, "No", "Не путю");</text:p>
      <text:p text:style-name="P15"><text:s text:c="12"/>dialogStage.close();</text:p>
      <text:p text:style-name="P15"><text:s text:c="12"/>dialogStage = null;</text:p>
      <text:p text:style-name="P15"><text:s text:c="8"/>});</text:p>
      <text:p text:style-name="P15"><text:s text:c="8"/>gridPane.add(messageLabel, 1, 2);</text:p>
      <text:p text:style-name="P15"><text:s text:c="8"/>gridPane.add(button, 3, 3);</text:p>
      <text:p text:style-name="P15"><text:s text:c="8"/>dialogStage.setScene(new Scene(gridPane));</text:p>
      <text:p text:style-name="P15"><text:s text:c="8"/>dialogStage.show();</text:p>
      <text:p text:style-name="P15"><text:s text:c="4"/>}</text:p>
      <text:p text:style-name="P15"/>
      <text:p text:style-name="P15"><text:s text:c="4"/>public Stage getDialogStage() {</text:p>
      <text:p text:style-name="P15"><text:soft-page-break/><text:s text:c="8"/>return dialogStage;</text:p>
      <text:p text:style-name="P15"><text:s text:c="4"/>}</text:p>
      <text:p text:style-name="P15"/>
      <text:p text:style-name="P15"/>
      <text:p text:style-name="P15"><text:s text:c="4"/>public void setDialogStage(Stage dialogStage) {</text:p>
      <text:p text:style-name="P15"><text:s text:c="8"/>this.dialogStage = dialogStage;</text:p>
      <text:p text:style-name="P15"><text:s text:c="4"/>}</text:p>
      <text:p text:style-name="P15">}</text:p>
      <text:p text:style-name="P15"/>
      <text:h text:style-name="P18" text:outline-level="2">class RegisterWindow </text:h>
      <text:p text:style-name="P15">package Register;</text:p>
      <text:p text:style-name="P15"/>
      <text:p text:style-name="P15"/>
      <text:p text:style-name="P15">import java.io.*;</text:p>
      <text:p text:style-name="P15">import java.util.ArrayList;</text:p>
      <text:p text:style-name="P15">import java.util.List;</text:p>
      <text:p text:style-name="P15">import java.util.Properties;</text:p>
      <text:p text:style-name="P15"/>
      <text:p text:style-name="P15">/**</text:p>
      <text:p text:style-name="P15"><text:s/>* Created by slavik on 13.04.17.</text:p>
      <text:p text:style-name="P15"><text:s/>*/</text:p>
      <text:p text:style-name="P15">public class RegisterWindow {</text:p>
      <text:p text:style-name="P15"><text:s text:c="4"/>public List&lt;String&gt; data = new ArrayList&lt;&gt;();</text:p>
      <text:p text:style-name="P15"><text:s text:c="4"/>String fileNameLimitedEdition;</text:p>
      <text:p text:style-name="P15"><text:s text:c="4"/>String fileNameFullVersion;</text:p>
      <text:p text:style-name="P15"/>
      <text:p text:style-name="P15"><text:s text:c="4"/>{</text:p>
      <text:p text:style-name="P15"><text:s text:c="8"/>Properties runProperties = new Properties();</text:p>
      <text:p text:style-name="P15"><text:s text:c="8"/>try (InputStream runFileProperties = RegisterWindow.class.getResourceAsStream("/properties/data.properties")) {</text:p>
      <text:p text:style-name="P15"><text:s text:c="12"/>runProperties.load(runFileProperties);</text:p>
      <text:p text:style-name="P15"><text:s text:c="12"/>fileNameLimitedEdition = runProperties.getProperty("limitedEdition.file");</text:p>
      <text:p text:style-name="P15"><text:s text:c="12"/>fileNameFullVersion = runProperties.getProperty("fullEdition.file");</text:p>
      <text:p text:style-name="P15"><text:s text:c="8"/>} catch (IOException e) {</text:p>
      <text:p text:style-name="P15"><text:s text:c="12"/>//do nothing</text:p>
      <text:p text:style-name="P15"><text:s text:c="8"/>}</text:p>
      <text:p text:style-name="P15"><text:s text:c="4"/>}</text:p>
      <text:p text:style-name="P15"/>
      <text:p text:style-name="P15"><text:s text:c="4"/>public boolean setData(List&lt;String&gt; data) {</text:p>
      <text:p text:style-name="P15"><text:s text:c="8"/>if(data.size()&lt;2){</text:p>
      <text:p text:style-name="P15"><text:s text:c="12"/>return false;</text:p>
      <text:p text:style-name="P15"><text:s text:c="8"/>}</text:p>
      <text:p text:style-name="P15"><text:s text:c="8"/>this.data = data;</text:p>
      <text:p text:style-name="P15"><text:s text:c="8"/>return true;</text:p>
      <text:p text:style-name="P15"><text:s text:c="4"/>}</text:p>
      <text:p text:style-name="P15"/>
      <text:p text:style-name="P15"><text:s text:c="4"/>public List&lt;String&gt; getData() {</text:p>
      <text:p text:style-name="P15"><text:s text:c="8"/>return data;</text:p>
      <text:p text:style-name="P15"><text:s text:c="4"/>}</text:p>
      <text:p text:style-name="P15"/>
      <text:p text:style-name="P15"><text:s text:c="4"/>public String getFileNameLimitedEdition() {</text:p>
      <text:p text:style-name="P15"><text:s text:c="8"/>return fileNameLimitedEdition;</text:p>
      <text:p text:style-name="P15"><text:s text:c="4"/>}</text:p>
      <text:p text:style-name="P15"/>
      <text:p text:style-name="P15"><text:s text:c="4"/>public String getFileNameFullVersion() {</text:p>
      <text:p text:style-name="P15"><text:s text:c="8"/>return fileNameFullVersion;</text:p>
      <text:p text:style-name="P15"><text:s text:c="4"/>}</text:p>
      <text:p text:style-name="P15"/>
      <text:p text:style-name="P15"/>
      <text:p text:style-name="P15"><text:s text:c="4"/>protected void saveToFile(String fileName) {</text:p>
      <text:p text:style-name="P15"><text:s text:c="8"/>Properties runProperties = getProperties(RegisterWindow.class.getResourceAsStream("/properties/run.properties"));</text:p>
      <text:p text:style-name="P15"><text:s text:c="8"/>try (PrintWriter errorWriter = new PrintWriter(runProperties.getProperty("file.err"))) {</text:p>
      <text:p text:style-name="P15"><text:s text:c="12"/>try (BufferedWriter dataWriter = new BufferedWriter(new FileWriter(fileName, true))) {</text:p>
      <text:p text:style-name="P15"/>
      <text:p text:style-name="P15"><text:s text:c="16"/>for (String string : data) {</text:p>
      <text:p text:style-name="P15"><text:s text:c="20"/>dataWriter.write(string + " ");</text:p>
      <text:p text:style-name="P15"><text:s text:c="16"/>}</text:p>
      <text:p text:style-name="P15"><text:s text:c="16"/>dataWriter.write("\n");</text:p>
      <text:p text:style-name="P15"><text:s text:c="16"/>dataWriter.flush();</text:p>
      <text:p text:style-name="P15"/>
      <text:p text:style-name="P15"><text:s text:c="12"/>} catch (IOException e) {</text:p>
      <text:p text:style-name="P15"><text:s text:c="16"/>errorWriter.println(e.getMessage());</text:p>
      <text:p text:style-name="P15"><text:s text:c="16"/>System.out.println(e.getMessage());</text:p>
      <text:p text:style-name="P15"><text:s text:c="12"/>}</text:p>
      <text:p text:style-name="P15"><text:s text:c="8"/>} catch (FileNotFoundException e) {</text:p>
      <text:p text:style-name="P15"><text:s text:c="12"/>//do nothing</text:p>
      <text:p text:style-name="P15"><text:s text:c="8"/>}</text:p>
      <text:p text:style-name="P15"><text:soft-page-break/><text:s text:c="4"/>}</text:p>
      <text:p text:style-name="P15"/>
      <text:p text:style-name="P15"><text:s text:c="4"/>public boolean hasAccount(String fileName) <text:s/>{</text:p>
      <text:p text:style-name="P15"><text:s text:c="8"/>Properties runProperties = getProperties(RegisterWindow.class.getResourceAsStream("/properties/run.properties"));</text:p>
      <text:p text:style-name="P15"><text:s text:c="8"/>try (PrintWriter errorWriter = new PrintWriter(runProperties.getProperty("file.err"))) {</text:p>
      <text:p text:style-name="P15"><text:s text:c="12"/>try (BufferedReader dataFile = new BufferedReader(new FileReader(fileName))) {</text:p>
      <text:p text:style-name="P15"><text:s text:c="16"/>String dataFromFile;</text:p>
      <text:p text:style-name="P15"><text:s text:c="16"/>while ((dataFromFile = dataFile.readLine()) != null) {</text:p>
      <text:p text:style-name="P15"><text:s text:c="20"/>String[] list = dataFromFile.split(" ");</text:p>
      <text:p text:style-name="P15"><text:s text:c="20"/>int i = 0;</text:p>
      <text:p text:style-name="P15"><text:s text:c="20"/>int numberTrueData=0;</text:p>
      <text:p text:style-name="P15"><text:s text:c="20"/>for (String string : data) {</text:p>
      <text:p text:style-name="P15"><text:s text:c="24"/>if (list[i++].equals(string)) {</text:p>
      <text:p text:style-name="P15"><text:s text:c="28"/>numberTrueData++;</text:p>
      <text:p text:style-name="P15"><text:s text:c="24"/>}</text:p>
      <text:p text:style-name="P15"><text:s text:c="20"/>}</text:p>
      <text:p text:style-name="P15"><text:s text:c="20"/>if(numberTrueData==data.size()){</text:p>
      <text:p text:style-name="P15"><text:s text:c="24"/>return true;</text:p>
      <text:p text:style-name="P15"><text:s text:c="20"/>}</text:p>
      <text:p text:style-name="P15"><text:s text:c="16"/>}</text:p>
      <text:p text:style-name="P15"><text:s text:c="12"/>} catch (IOException e) {</text:p>
      <text:p text:style-name="P15"><text:s text:c="16"/>errorWriter.println(e.getMessage());</text:p>
      <text:p text:style-name="P15"><text:s text:c="16"/>return true;</text:p>
      <text:p text:style-name="P15"><text:s text:c="12"/>}</text:p>
      <text:p text:style-name="P15"><text:s text:c="8"/>} catch (FileNotFoundException e) {</text:p>
      <text:p text:style-name="P15"><text:s text:c="12"/>//do nothing</text:p>
      <text:p text:style-name="P15"><text:s text:c="12"/>return true;</text:p>
      <text:p text:style-name="P15"><text:s text:c="8"/>}</text:p>
      <text:p text:style-name="P15"><text:s text:c="8"/>return false;</text:p>
      <text:p text:style-name="P15"><text:s text:c="4"/>}</text:p>
      <text:p text:style-name="P15"/>
      <text:p text:style-name="P15"><text:s text:c="4"/>private Properties getProperties(InputStream file) {</text:p>
      <text:p text:style-name="P15"><text:s text:c="8"/>Properties properties = new Properties();</text:p>
      <text:p text:style-name="P15"/>
      <text:p text:style-name="P15"><text:s text:c="8"/>try {</text:p>
      <text:p text:style-name="P15"><text:s text:c="12"/>properties.load(file);</text:p>
      <text:p text:style-name="P15"><text:s text:c="8"/>} catch (IOException e) {</text:p>
      <text:p text:style-name="P15"><text:s text:c="12"/>//do nothing</text:p>
      <text:p text:style-name="P15"><text:s text:c="8"/>}</text:p>
      <text:p text:style-name="P15"><text:s text:c="8"/>return properties;</text:p>
      <text:p text:style-name="P15"><text:s text:c="4"/>}</text:p>
      <text:p text:style-name="P15"/>
      <text:p text:style-name="P15"/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71cm" draw:distance="0.071cm"/>
    <draw:stroke-dash draw:name="Dashed_20__28_var_29__20_2" draw:display-name="Dashed (var) 2" draw:style="rect" draw:dots1="1" draw:dots1-length="0.071cm" draw:distance="0.071cm"/>
    <draw:stroke-dash draw:name="Dashed_20__28_var_29__20_3" draw:display-name="Dashed (var) 3" draw:style="rect" draw:dots1="1" draw:dots1-length="0.071cm" draw:distance="0.071cm"/>
    <draw:stroke-dash draw:name="stroke-dash26" draw:style="rect" draw:dots1="1" draw:dots1-length="0.071cm" draw:distance="0.07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53cm" style:type="center"/>
          <style:tab-stop style:position="16.90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Программирование" style:family="paragraph" style:parent-style-name="Text_20_body" style:master-page-name="">
      <loext:graphic-properties draw:fill-image-width="0cm" draw:fill-image-height="0cm"/>
      <style:paragraph-properties fo:margin-top="0cm" fo:margin-bottom="0cm" loext:contextual-spacing="false" fo:line-height="0.349cm" fo:text-align="start" style:justify-single-word="false" fo:orphans="2" fo:widows="2" style:page-number="auto" fo:padding="0cm" fo:border="none" style:shadow="none">
        <style:tab-stops/>
      </style:paragraph-properties>
      <style:text-properties fo:font-variant="normal" fo:text-transform="none" fo:color="#333333" style:font-name="Liberation Serif1" fo:font-family="'Liberation Serif'" style:font-style-name="Обычный" style:font-family-generic="roman" style:font-pitch="variable" fo:font-size="10pt" fo:letter-spacing="normal" fo:font-style="normal" fo:font-weight="normal" officeooo:rsid="007178ea" fo:background-color="transparent" style:font-size-asian="8.69999980926514pt" style:font-weight-asian="normal" style:font-size-complex="10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1.266cm" fo:margin-left="0.847cm" fo:margin-right="0.64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7T10:45:29.209703683</dc:date>
    <meta:editing-duration>PT2H42M12S</meta:editing-duration>
    <meta:editing-cycles>63</meta:editing-cycles>
    <meta:document-statistic meta:table-count="0" meta:image-count="0" meta:object-count="0" meta:page-count="28" meta:paragraph-count="1639" meta:word-count="4963" meta:character-count="62724" meta:non-whitespace-character-count="47177"/>
  </office:meta>
</office:document-meta>
</file>